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04A000031B800001DD4994723D366A2A0A2.svm" manifest:media-type="image/x-sv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63f9" officeooo:paragraph-rsid="001e63f9"/>
    </style:style>
    <style:style style:name="P2" style:family="paragraph" style:parent-style-name="Standard">
      <style:text-properties officeooo:rsid="00219452" officeooo:paragraph-rsid="00219452"/>
    </style:style>
    <style:style style:name="P3" style:family="paragraph" style:parent-style-name="Standard">
      <style:text-properties style:text-underline-style="solid" style:text-underline-width="auto" style:text-underline-color="font-color" fo:font-weight="bold" officeooo:rsid="0022a678" officeooo:paragraph-rsid="0022a678"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a3393" officeooo:paragraph-rsid="002a339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3e7ad" officeooo:paragraph-rsid="0023e7ad" style:font-weight-asian="bold" style:font-weight-complex="bold"/>
    </style:style>
    <style:style style:name="P6" style:family="paragraph" style:parent-style-name="Standard">
      <style:text-properties style:text-underline-style="none" fo:font-weight="normal" officeooo:rsid="002fe068" officeooo:paragraph-rsid="002fe068" style:font-weight-asian="normal" style:font-weight-complex="normal"/>
    </style:style>
    <style:style style:name="P7" style:family="paragraph" style:parent-style-name="Standard">
      <style:text-properties style:text-underline-style="none" fo:font-weight="normal" officeooo:rsid="014980fc" officeooo:paragraph-rsid="01561a25" style:font-weight-asian="normal" style:font-weight-complex="normal"/>
    </style:style>
    <style:style style:name="P8" style:family="paragraph" style:parent-style-name="Standard">
      <style:text-properties style:text-underline-style="none" fo:font-weight="normal" officeooo:rsid="00915dde" officeooo:paragraph-rsid="002a3393" style:font-weight-asian="normal" style:font-weight-complex="normal"/>
    </style:style>
    <style:style style:name="P9" style:family="paragraph" style:parent-style-name="Standard">
      <style:text-properties style:text-underline-style="none" fo:font-weight="normal" officeooo:rsid="02498745" officeooo:paragraph-rsid="02498745" style:font-weight-asian="normal" style:font-weight-complex="normal"/>
    </style:style>
    <style:style style:name="P10" style:family="paragraph" style:parent-style-name="Standard">
      <style:text-properties style:text-underline-style="none" fo:font-weight="bold" officeooo:rsid="002d13d1" officeooo:paragraph-rsid="002d13d1" style:font-weight-asian="bold" style:font-weight-complex="bold"/>
    </style:style>
    <style:style style:name="P11" style:family="paragraph" style:parent-style-name="Standard">
      <style:text-properties style:text-underline-style="none" fo:font-weight="bold" officeooo:rsid="002d13d1" officeooo:paragraph-rsid="00522ce2" style:font-weight-asian="bold" style:font-weight-complex="bold"/>
    </style:style>
    <style:style style:name="P12" style:family="paragraph" style:parent-style-name="Standard">
      <style:text-properties style:text-underline-style="none" fo:font-weight="bold" officeooo:rsid="00522ce2" officeooo:paragraph-rsid="00522ce2" style:font-weight-asian="bold" style:font-weight-complex="bold"/>
    </style:style>
    <style:style style:name="P13" style:family="paragraph" style:parent-style-name="Standard">
      <style:text-properties style:text-underline-style="none" fo:font-weight="bold" officeooo:rsid="0023e7ad" officeooo:paragraph-rsid="009a7d2b" style:font-weight-asian="bold" style:font-weight-complex="bold"/>
    </style:style>
    <style:style style:name="P14" style:family="paragraph" style:parent-style-name="Standard">
      <style:text-properties style:text-underline-style="none" fo:font-weight="bold" officeooo:rsid="0023e7ad" officeooo:paragraph-rsid="00243068" style:font-weight-asian="bold" style:font-weight-complex="bold"/>
    </style:style>
    <style:style style:name="P15" style:family="paragraph" style:parent-style-name="Standard">
      <style:text-properties style:text-underline-style="none" fo:font-weight="bold" officeooo:rsid="00a88d0a" officeooo:paragraph-rsid="00a88d0a" style:font-weight-asian="bold" style:font-weight-complex="bold"/>
    </style:style>
    <style:style style:name="P16" style:family="paragraph" style:parent-style-name="Standard">
      <style:text-properties style:text-underline-style="none" fo:font-weight="bold" officeooo:rsid="008def66" officeooo:paragraph-rsid="00ab52cd" style:font-weight-asian="bold" style:font-weight-complex="bold"/>
    </style:style>
    <style:style style:name="P17" style:family="paragraph" style:parent-style-name="Standard">
      <style:text-properties style:text-position="0% 100%" fo:font-size="11pt" style:text-underline-style="none" fo:font-weight="normal" officeooo:rsid="00243068" officeooo:paragraph-rsid="00243068" style:font-size-asian="11pt" style:font-weight-asian="normal" style:font-size-complex="11pt" style:font-weight-complex="normal"/>
    </style:style>
    <style:style style:name="P18" style:family="paragraph" style:parent-style-name="Footnote">
      <style:text-properties officeooo:rsid="00a2869e" officeooo:paragraph-rsid="00a2869e"/>
    </style:style>
    <style:style style:name="P19" style:family="paragraph" style:parent-style-name="Footnote">
      <style:text-properties officeooo:rsid="00d34487" officeooo:paragraph-rsid="00d34487"/>
    </style:style>
    <style:style style:name="P20" style:family="paragraph" style:parent-style-name="Footnote">
      <style:text-properties officeooo:rsid="00f5e7aa" officeooo:paragraph-rsid="00f5e7aa"/>
    </style:style>
    <style:style style:name="P21"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02a3393"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2a3393" officeooo:paragraph-rsid="00c1db90"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1517629" officeooo:paragraph-rsid="01517629" style:font-size-asian="14pt" style:font-weight-asian="bold" style:font-size-complex="14pt" style:font-weight-complex="bold"/>
    </style:style>
    <style:style style:name="P24" style:family="paragraph" style:parent-style-name="Standard">
      <style:text-properties fo:font-size="12pt" style:text-underline-style="none" fo:font-weight="normal" officeooo:rsid="011e42a9" officeooo:paragraph-rsid="01342ca6" style:font-size-asian="12pt" style:font-weight-asian="normal" style:font-size-complex="12pt" style:font-weight-complex="normal"/>
    </style:style>
    <style:style style:name="P25" style:family="paragraph" style:parent-style-name="Standard">
      <style:text-properties fo:font-size="12pt" style:text-underline-style="none" fo:font-weight="bold" officeooo:rsid="00bbde40" officeooo:paragraph-rsid="020278dd" style:font-size-asian="10.5pt" style:font-weight-asian="bold" style:font-size-complex="12pt" style:font-weight-complex="bold"/>
    </style:style>
    <style:style style:name="P26" style:family="paragraph" style:parent-style-name="Standard">
      <style:text-properties fo:font-size="12pt" style:text-underline-style="none" fo:font-weight="bold" officeooo:rsid="00bd6bfb" officeooo:paragraph-rsid="00bd6bfb" style:font-size-asian="12pt" style:font-weight-asian="bold" style:font-size-complex="12pt" style:font-weight-complex="bold"/>
    </style:style>
    <style:style style:name="P27" style:family="paragraph" style:parent-style-name="Standard">
      <style:text-properties fo:font-size="12pt" style:text-underline-style="none" fo:font-weight="bold" officeooo:rsid="00bf5215" officeooo:paragraph-rsid="00bf5215" style:font-size-asian="12pt" style:font-weight-asian="bold" style:font-size-complex="12pt" style:font-weight-complex="bold"/>
    </style:style>
    <style:style style:name="P28" style:family="paragraph" style:parent-style-name="Standard">
      <style:text-properties fo:font-size="12pt" style:text-underline-style="none" fo:font-weight="bold" officeooo:rsid="00bf5215" officeooo:paragraph-rsid="01119c50" style:font-size-asian="12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b9774a" officeooo:paragraph-rsid="00cea5fa" style:font-size-asian="12pt" style:font-weight-asian="bold" style:font-size-complex="12pt" style:font-weight-complex="bold"/>
    </style:style>
    <style:style style:name="P30" style:family="paragraph" style:parent-style-name="Standard">
      <style:text-properties fo:font-size="11pt" style:text-underline-style="none" fo:font-weight="normal" officeooo:rsid="003a7f5f" officeooo:paragraph-rsid="003a7f5f"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02fe068"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7fdcd2" officeooo:paragraph-rsid="007fdcd2"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546c81" officeooo:paragraph-rsid="00546c81"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69b622" officeooo:paragraph-rsid="006b7268"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915dde" officeooo:paragraph-rsid="00ab52cd"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243068" officeooo:paragraph-rsid="009a7d2b"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cea5fa" officeooo:paragraph-rsid="00de13f5"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e8107c" officeooo:paragraph-rsid="00f21997"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02a3393" officeooo:paragraph-rsid="0146b3ee"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146b3ee" officeooo:paragraph-rsid="0146b3ee"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1582234" officeooo:paragraph-rsid="015cbb3b"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15f3385" officeooo:paragraph-rsid="015f3385"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172ce8a" officeooo:paragraph-rsid="017d1b54"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11e42a9" officeooo:paragraph-rsid="018de6a0"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0e0e7e3" officeooo:paragraph-rsid="00cea5fa"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0e0e7e3" officeooo:paragraph-rsid="020278dd"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215db82" officeooo:paragraph-rsid="0215db82"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24a88d8" officeooo:paragraph-rsid="024a88d8"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251bb84" officeooo:paragraph-rsid="0251bb84"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263e308" officeooo:paragraph-rsid="0263e308"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0ab7b7e" officeooo:paragraph-rsid="00ab7b7e"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203fb18" officeooo:paragraph-rsid="0203fb18"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20ff4e8" officeooo:paragraph-rsid="02128d00"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130e489" officeooo:paragraph-rsid="0130e489"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23143ba" officeooo:paragraph-rsid="024023a2" style:font-size-asian="9.60000038146973pt" style:font-weight-asian="normal" style:font-size-complex="11pt" style:font-weight-complex="normal"/>
    </style:style>
    <style:style style:name="P56" style:family="paragraph" style:parent-style-name="Standard">
      <style:text-properties fo:font-size="11pt" style:text-underline-style="solid" style:text-underline-width="auto" style:text-underline-color="font-color" fo:font-weight="bold" officeooo:rsid="0023e7ad" officeooo:paragraph-rsid="0023e7ad" style:font-size-asian="11pt" style:font-weight-asian="bold" style:font-size-complex="11pt" style:font-weight-complex="bold"/>
    </style:style>
    <style:style style:name="P57" style:family="paragraph" style:parent-style-name="Standard">
      <style:text-properties fo:font-size="11pt" officeooo:paragraph-rsid="01aac792" style:font-size-asian="11pt" style:font-size-complex="11pt"/>
    </style:style>
    <style:style style:name="P58" style:family="paragraph" style:parent-style-name="Standard">
      <style:text-properties fo:font-size="11pt" officeooo:paragraph-rsid="01b0cff6" style:font-size-asian="11pt" style:font-size-complex="11pt"/>
    </style:style>
    <style:style style:name="P59" style:family="paragraph" style:parent-style-name="Standard">
      <style:text-properties fo:font-size="11pt" officeooo:rsid="01d424f3" officeooo:paragraph-rsid="01db6f43" style:font-size-asian="11pt" style:font-size-complex="11pt"/>
    </style:style>
    <style:style style:name="P60" style:family="paragraph" style:parent-style-name="Standard">
      <style:text-properties fo:font-size="11pt" officeooo:rsid="01d424f3" officeooo:paragraph-rsid="01e39c38" style:font-size-asian="11pt" style:font-size-complex="11pt"/>
    </style:style>
    <style:style style:name="P61" style:family="paragraph" style:parent-style-name="Footnote">
      <style:text-properties officeooo:rsid="016e6406" officeooo:paragraph-rsid="016e6406"/>
    </style:style>
    <style:style style:name="P62" style:family="paragraph" style:parent-style-name="Footnote">
      <style:text-properties officeooo:rsid="0182e03a" officeooo:paragraph-rsid="0182e03a"/>
    </style:style>
    <style:style style:name="P63" style:family="paragraph" style:parent-style-name="Footnote">
      <style:text-properties officeooo:rsid="018de6a0" officeooo:paragraph-rsid="018de6a0"/>
    </style:style>
    <style:style style:name="P64" style:family="paragraph" style:parent-style-name="Footnote">
      <style:text-properties officeooo:rsid="01a0d79f" officeooo:paragraph-rsid="01a0d79f"/>
    </style:style>
    <style:style style:name="P65" style:family="paragraph" style:parent-style-name="Standard">
      <style:text-properties officeooo:rsid="0143d694" officeooo:paragraph-rsid="0143d694"/>
    </style:style>
    <style:style style:name="P66" style:family="paragraph" style:parent-style-name="Standard">
      <style:text-properties officeooo:rsid="01450082" officeooo:paragraph-rsid="01450082"/>
    </style:style>
    <style:style style:name="P67" style:family="paragraph" style:parent-style-name="Footnote">
      <style:text-properties officeooo:rsid="03010782" officeooo:paragraph-rsid="03010782"/>
    </style:style>
    <style:style style:name="P68" style:family="paragraph" style:parent-style-name="Footnote">
      <style:text-properties officeooo:rsid="016e6406" officeooo:paragraph-rsid="016e6406"/>
    </style:style>
    <style:style style:name="P69" style:family="paragraph" style:parent-style-name="Footnote">
      <style:text-properties officeooo:rsid="0182e03a" officeooo:paragraph-rsid="0182e03a"/>
    </style:style>
    <style:style style:name="P70" style:family="paragraph" style:parent-style-name="Footnote">
      <style:text-properties officeooo:rsid="00a2869e" officeooo:paragraph-rsid="00a2869e"/>
    </style:style>
    <style:style style:name="P71" style:family="paragraph" style:parent-style-name="Footnote">
      <style:text-properties officeooo:rsid="00d34487" officeooo:paragraph-rsid="00d34487"/>
    </style:style>
    <style:style style:name="P72" style:family="paragraph" style:parent-style-name="Footnote">
      <style:text-properties officeooo:rsid="00f5e7aa" officeooo:paragraph-rsid="00f5e7aa"/>
    </style:style>
    <style:style style:name="P73" style:family="paragraph" style:parent-style-name="Footnote">
      <style:text-properties officeooo:rsid="018de6a0" officeooo:paragraph-rsid="018de6a0"/>
    </style:style>
    <style:style style:name="P74" style:family="paragraph" style:parent-style-name="Footnote">
      <style:text-properties officeooo:rsid="01a0d79f" officeooo:paragraph-rsid="01a0d79f"/>
    </style:style>
    <style:style style:name="P75" style:family="paragraph" style:parent-style-name="Standard">
      <style:text-properties fo:font-size="11pt" style:text-underline-style="none" fo:font-weight="normal" officeooo:rsid="021289c7" officeooo:paragraph-rsid="02128d00" style:font-size-asian="11pt" style:font-weight-asian="normal" style:font-size-complex="11pt" style:font-weight-complex="normal"/>
    </style:style>
    <style:style style:name="P76" style:family="paragraph" style:parent-style-name="Standard">
      <style:text-properties fo:font-size="11pt" style:text-underline-style="none" fo:font-weight="normal" officeooo:rsid="021289c7" officeooo:paragraph-rsid="03109b20" style:font-size-asian="11pt" style:font-weight-asian="normal" style:font-size-complex="11pt" style:font-weight-complex="normal"/>
    </style:style>
    <style:style style:name="P77" style:family="paragraph" style:parent-style-name="Standard">
      <style:text-properties fo:font-size="11pt" style:text-underline-style="none" fo:font-weight="normal" officeooo:rsid="011e42a9" officeooo:paragraph-rsid="01342ca6" style:font-size-asian="11pt" style:font-weight-asian="normal" style:font-size-complex="11pt" style:font-weight-complex="normal"/>
    </style:style>
    <style:style style:name="P78"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79" style:family="paragraph" style:parent-style-name="Standard">
      <style:text-properties fo:font-size="11pt" style:text-underline-style="none" fo:font-weight="normal" officeooo:rsid="02743291" officeooo:paragraph-rsid="02743291" style:font-size-asian="11pt" style:font-weight-asian="normal" style:font-size-complex="11pt" style:font-weight-complex="normal"/>
    </style:style>
    <style:style style:name="P80"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81" style:family="paragraph" style:parent-style-name="Standard">
      <style:text-properties fo:font-size="11pt" style:text-underline-style="none" fo:font-weight="normal" officeooo:rsid="0284272c" officeooo:paragraph-rsid="0284272c" style:font-size-asian="11pt" style:font-weight-asian="normal" style:font-size-complex="11pt" style:font-weight-complex="normal"/>
    </style:style>
    <style:style style:name="P82" style:family="paragraph" style:parent-style-name="Standard">
      <style:text-properties fo:font-size="11pt" style:text-underline-style="none" fo:font-weight="normal" officeooo:rsid="0284272c" officeooo:paragraph-rsid="03109b20" style:font-size-asian="11pt" style:font-weight-asian="normal" style:font-size-complex="11pt" style:font-weight-complex="normal"/>
    </style:style>
    <style:style style:name="P83" style:family="paragraph" style:parent-style-name="Standard">
      <style:text-properties fo:font-size="11pt" style:text-underline-style="none" fo:font-weight="normal" officeooo:rsid="0297cecc" officeooo:paragraph-rsid="0297cecc" style:font-size-asian="11pt" style:font-weight-asian="normal" style:font-size-complex="11pt" style:font-weight-complex="normal"/>
    </style:style>
    <style:style style:name="P84"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85" style:family="paragraph" style:parent-style-name="Standard">
      <style:text-properties fo:font-size="11pt" style:text-underline-style="none" fo:font-weight="normal" officeooo:rsid="02a62c0d" officeooo:paragraph-rsid="02a71f9c" style:font-size-asian="11pt" style:font-weight-asian="normal" style:font-size-complex="11pt" style:font-weight-complex="normal"/>
    </style:style>
    <style:style style:name="P86"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87" style:family="paragraph" style:parent-style-name="Standard">
      <style:text-properties fo:font-size="11pt" style:text-underline-style="none" fo:font-weight="normal" officeooo:rsid="02a84a02" officeooo:paragraph-rsid="02a84a02" style:font-size-asian="11pt" style:font-weight-asian="normal" style:font-size-complex="11pt" style:font-weight-complex="normal"/>
    </style:style>
    <style:style style:name="P88"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89" style:family="paragraph" style:parent-style-name="Standard">
      <style:text-properties fo:font-size="11pt" style:text-underline-style="none" fo:font-weight="normal" officeooo:rsid="02b5d391" officeooo:paragraph-rsid="02b5d391" style:font-size-asian="11pt" style:font-weight-asian="normal" style:font-size-complex="11pt" style:font-weight-complex="normal"/>
    </style:style>
    <style:style style:name="P90"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91" style:family="paragraph" style:parent-style-name="Standard">
      <style:text-properties fo:font-size="11pt" style:text-underline-style="none" fo:font-weight="normal" officeooo:rsid="02b7eaf9" officeooo:paragraph-rsid="02b7eaf9" style:font-size-asian="11pt" style:font-weight-asian="normal" style:font-size-complex="11pt" style:font-weight-complex="normal"/>
    </style:style>
    <style:style style:name="P92" style:family="paragraph" style:parent-style-name="Standard">
      <style:text-properties fo:font-size="11pt" style:text-underline-style="none" fo:font-weight="normal" officeooo:rsid="02b7eaf9" officeooo:paragraph-rsid="02c05ba7" style:font-size-asian="11pt" style:font-weight-asian="normal" style:font-size-complex="11pt" style:font-weight-complex="normal"/>
    </style:style>
    <style:style style:name="P93" style:family="paragraph" style:parent-style-name="Standard">
      <style:text-properties fo:font-size="11pt" style:text-underline-style="none" fo:font-weight="normal" officeooo:rsid="02b7eaf9" officeooo:paragraph-rsid="02cfe71b" style:font-size-asian="11pt" style:font-weight-asian="normal" style:font-size-complex="11pt" style:font-weight-complex="normal"/>
    </style:style>
    <style:style style:name="P94"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95" style:family="paragraph" style:parent-style-name="Standard">
      <style:text-properties fo:font-size="11pt" style:text-underline-style="none" fo:font-weight="normal" officeooo:rsid="02d4d4f7" officeooo:paragraph-rsid="02d78585" style:font-size-asian="11pt" style:font-weight-asian="normal" style:font-size-complex="11pt" style:font-weight-complex="normal"/>
    </style:style>
    <style:style style:name="P96"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97" style:family="paragraph" style:parent-style-name="Standard">
      <style:text-properties fo:font-size="11pt" style:text-underline-style="none" fo:font-weight="normal" officeooo:rsid="02d78585" officeooo:paragraph-rsid="00243068" style:font-size-asian="11pt" style:font-weight-asian="normal" style:font-size-complex="11pt" style:font-weight-complex="normal"/>
    </style:style>
    <style:style style:name="P98" style:family="paragraph" style:parent-style-name="Standard">
      <style:text-properties fo:font-size="11pt" style:text-underline-style="none" fo:font-weight="normal" officeooo:rsid="02d78585" officeooo:paragraph-rsid="02d78585" style:font-size-asian="11pt" style:font-weight-asian="normal" style:font-size-complex="11pt" style:font-weight-complex="normal"/>
    </style:style>
    <style:style style:name="P99"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100" style:family="paragraph" style:parent-style-name="Standard">
      <style:text-properties fo:font-size="11pt" style:text-underline-style="none" fo:font-weight="normal" officeooo:rsid="03054096" officeooo:paragraph-rsid="03054096" style:font-size-asian="11pt" style:font-weight-asian="normal" style:font-size-complex="11pt" style:font-weight-complex="normal"/>
    </style:style>
    <style:style style:name="P101"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102" style:family="paragraph" style:parent-style-name="Standard">
      <style:text-properties fo:font-size="11pt" style:text-underline-style="none" fo:font-weight="normal" officeooo:rsid="0146b3ee" officeooo:paragraph-rsid="03109b20" style:font-size-asian="11pt" style:font-weight-asian="normal" style:font-size-complex="11pt" style:font-weight-complex="normal"/>
    </style:style>
    <style:style style:name="P103" style:family="paragraph" style:parent-style-name="Standard">
      <style:text-properties fo:font-size="11pt" style:text-underline-style="none" fo:font-weight="normal" officeooo:rsid="002a3393" officeooo:paragraph-rsid="03109b20" style:font-size-asian="11pt" style:font-weight-asian="normal" style:font-size-complex="11pt" style:font-weight-complex="normal"/>
    </style:style>
    <style:style style:name="P104"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105"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106"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107"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108"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109"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110"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111"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112"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113"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114"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115"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116"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117"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118"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119"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120"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121" style:family="paragraph" style:parent-style-name="Standard">
      <style:text-properties fo:font-size="11pt" style:text-underline-style="none" fo:font-weight="normal" officeooo:rsid="02416ac6" officeooo:paragraph-rsid="02ad9582" style:font-size-asian="9.60000038146973pt" style:font-weight-asian="normal" style:font-size-complex="11pt" style:font-weight-complex="normal"/>
    </style:style>
    <style:style style:name="P122" style:family="paragraph" style:parent-style-name="Standard">
      <style:text-properties fo:font-size="11pt" style:text-underline-style="none" fo:font-weight="normal" officeooo:rsid="02416ac6" officeooo:paragraph-rsid="03109b20" style:font-size-asian="9.60000038146973pt" style:font-weight-asian="normal" style:font-size-complex="11pt" style:font-weight-complex="normal"/>
    </style:style>
    <style:style style:name="P123" style:family="paragraph" style:parent-style-name="Standard">
      <style:text-properties fo:font-size="11pt" style:text-underline-style="none" fo:font-weight="normal" officeooo:rsid="02dc6517" officeooo:paragraph-rsid="02e1f4f0" style:font-size-asian="9.60000038146973pt" style:font-weight-asian="normal" style:font-size-complex="11pt" style:font-weight-complex="normal"/>
    </style:style>
    <style:style style:name="P124"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125" style:family="paragraph" style:parent-style-name="Standard">
      <style:text-properties fo:font-size="11pt" style:text-underline-style="none" fo:font-weight="normal" officeooo:rsid="02ea44af" officeooo:paragraph-rsid="02fc5d11" style:font-size-asian="9.60000038146973pt" style:font-weight-asian="normal" style:font-size-complex="11pt" style:font-weight-complex="normal"/>
    </style:style>
    <style:style style:name="P126"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127" style:family="paragraph" style:parent-style-name="Standard">
      <style:text-properties fo:font-size="11pt" style:text-underline-style="none" fo:font-weight="normal" officeooo:rsid="02fe80f9" officeooo:paragraph-rsid="02fe80f9" style:font-size-asian="9.60000038146973pt" style:font-weight-asian="normal" style:font-size-complex="11pt" style:font-weight-complex="normal"/>
    </style:style>
    <style:style style:name="P128"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129" style:family="paragraph" style:parent-style-name="Standard">
      <style:text-properties fo:font-size="11pt" style:text-underline-style="none" fo:font-weight="normal" officeooo:rsid="0303d991" officeooo:paragraph-rsid="0303d991" style:font-size-asian="9.60000038146973pt" style:font-weight-asian="normal" style:font-size-complex="11pt" style:font-weight-complex="normal"/>
    </style:style>
    <style:style style:name="P130"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131"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132" style:family="paragraph" style:parent-style-name="Standard">
      <style:text-properties fo:font-size="11pt" style:text-underline-style="none" fo:font-weight="normal" officeooo:rsid="0203fb18" officeooo:paragraph-rsid="03109b20" style:font-size-asian="9.60000038146973pt" style:font-weight-asian="normal" style:font-size-complex="11pt" style:font-weight-complex="normal"/>
    </style:style>
    <style:style style:name="P133" style:family="paragraph" style:parent-style-name="Standard">
      <style:text-properties fo:font-size="11pt" style:text-underline-style="none" fo:font-weight="normal" officeooo:rsid="020ff4e8" officeooo:paragraph-rsid="03109b20" style:font-size-asian="9.60000038146973pt" style:font-weight-asian="normal" style:font-size-complex="11pt" style:font-weight-complex="normal"/>
    </style:style>
    <style:style style:name="P134" style:family="paragraph" style:parent-style-name="Standard">
      <style:text-properties fo:font-size="11pt" style:text-underline-style="none" fo:font-weight="normal" officeooo:rsid="0130e489" officeooo:paragraph-rsid="03109b20" style:font-size-asian="9.60000038146973pt" style:font-weight-asian="normal" style:font-size-complex="11pt" style:font-weight-complex="normal"/>
    </style:style>
    <style:style style:name="P135" style:family="paragraph" style:parent-style-name="Standard">
      <style:text-properties fo:font-size="11pt" style:text-underline-style="none" fo:font-weight="normal" officeooo:rsid="023143ba" officeooo:paragraph-rsid="03109b20" style:font-size-asian="9.60000038146973pt" style:font-weight-asian="normal" style:font-size-complex="11pt" style:font-weight-complex="normal"/>
    </style:style>
    <style:style style:name="P136" style:family="paragraph" style:parent-style-name="Standard">
      <style:text-properties fo:font-size="11pt" style:text-underline-style="none" fo:font-weight="bold" officeooo:rsid="0023e7ad" officeooo:paragraph-rsid="00243068" style:font-size-asian="11pt" style:font-weight-asian="bold" style:font-size-complex="11pt" style:font-weight-complex="bold"/>
    </style:style>
    <style:style style:name="P137" style:family="paragraph" style:parent-style-name="Standard">
      <style:text-properties fo:font-size="11pt" style:text-underline-style="none" fo:font-weight="bold" officeooo:rsid="0023e7ad" officeooo:paragraph-rsid="03109b20" style:font-size-asian="11pt" style:font-weight-asian="bold" style:font-size-complex="11pt" style:font-weight-complex="bold"/>
    </style:style>
    <style:style style:name="P138" style:family="paragraph" style:parent-style-name="Standard">
      <style:text-properties fo:font-size="11pt" officeooo:rsid="01b0cff6" officeooo:paragraph-rsid="01b0cff6" style:font-size-asian="11pt" style:font-size-complex="11pt"/>
    </style:style>
    <style:style style:name="P139" style:family="paragraph" style:parent-style-name="Standard">
      <style:text-properties fo:font-size="11pt" officeooo:rsid="01b0cff6" officeooo:paragraph-rsid="03109b20" style:font-size-asian="11pt" style:font-size-complex="11pt"/>
    </style:style>
    <style:style style:name="P140" style:family="paragraph" style:parent-style-name="Standard">
      <style:text-properties fo:font-size="11pt" officeooo:paragraph-rsid="01b0cff6" style:font-size-asian="11pt" style:font-size-complex="11pt"/>
    </style:style>
    <style:style style:name="P141" style:family="paragraph" style:parent-style-name="Standard">
      <style:text-properties fo:font-size="11pt" officeooo:rsid="01d424f3" officeooo:paragraph-rsid="01e39c38" style:font-size-asian="11pt" style:font-size-complex="11pt"/>
    </style:style>
    <style:style style:name="P142" style:family="paragraph" style:parent-style-name="Standard">
      <style:text-properties fo:font-size="11pt" officeooo:rsid="01d424f3" officeooo:paragraph-rsid="03109b20" style:font-size-asian="11pt" style:font-size-complex="11pt"/>
    </style:style>
    <style:style style:name="P143" style:family="paragraph" style:parent-style-name="Standard">
      <style:text-properties fo:font-size="11pt" officeooo:paragraph-rsid="03109b20" style:font-size-asian="11pt" style:font-size-complex="11pt"/>
    </style:style>
    <style:style style:name="P144"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145"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146"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147"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148" style:family="paragraph" style:parent-style-name="Standard">
      <style:text-properties fo:font-size="12pt" style:text-underline-style="none" fo:font-weight="bold" officeooo:rsid="00bbde40" officeooo:paragraph-rsid="03109b20" style:font-size-asian="10.5pt" style:font-weight-asian="bold" style:font-size-complex="12pt" style:font-weight-complex="bold"/>
    </style:style>
    <style:style style:name="P149" style:family="paragraph" style:parent-style-name="Standard">
      <style:text-properties fo:font-size="12pt" style:text-underline-style="none" fo:font-weight="normal" officeooo:rsid="011e42a9" officeooo:paragraph-rsid="03109b20" style:font-size-asian="12pt" style:font-weight-asian="normal" style:font-size-complex="12pt" style:font-weight-complex="normal"/>
    </style:style>
    <style:style style:name="P150" style:family="paragraph" style:parent-style-name="Standard">
      <style:text-properties style:text-underline-style="none" fo:font-weight="bold" officeooo:rsid="0022a678" officeooo:paragraph-rsid="0269fef5" style:font-weight-asian="bold" style:font-weight-complex="bold"/>
    </style:style>
    <style:style style:name="P151" style:family="paragraph" style:parent-style-name="Standard">
      <style:text-properties style:text-underline-style="none" fo:font-weight="bold" officeooo:rsid="0022a678" officeooo:paragraph-rsid="02da8c6c" style:font-weight-asian="bold" style:font-weight-complex="bold"/>
    </style:style>
    <style:style style:name="P152" style:family="paragraph" style:parent-style-name="Standard">
      <style:text-properties style:text-underline-style="none" fo:font-weight="bold" officeooo:rsid="0022a678" officeooo:paragraph-rsid="03109b20" style:font-weight-asian="bold" style:font-weight-complex="bold"/>
    </style:style>
    <style:style style:name="P153" style:family="paragraph" style:parent-style-name="Standard">
      <style:text-properties style:text-underline-style="none" fo:font-weight="bold" officeooo:rsid="0023e7ad" officeooo:paragraph-rsid="00243068" style:font-weight-asian="bold" style:font-weight-complex="bold"/>
    </style:style>
    <style:style style:name="P154" style:family="paragraph" style:parent-style-name="Standard">
      <style:text-properties style:text-underline-style="none" fo:font-weight="bold" officeooo:rsid="0023e7ad" officeooo:paragraph-rsid="03109b20" style:font-weight-asian="bold" style:font-weight-complex="bold"/>
    </style:style>
    <style:style style:name="P155" style:family="paragraph" style:parent-style-name="Standard">
      <style:text-properties style:text-underline-style="none" fo:font-weight="bold" officeooo:rsid="00522ce2" officeooo:paragraph-rsid="03109b20" style:font-weight-asian="bold" style:font-weight-complex="bold"/>
    </style:style>
    <style:style style:name="P156" style:family="paragraph" style:parent-style-name="Standard">
      <style:text-properties style:text-underline-style="none" fo:font-weight="bold" officeooo:rsid="002d13d1" officeooo:paragraph-rsid="03109b20" style:font-weight-asian="bold" style:font-weight-complex="bold"/>
    </style:style>
    <style:style style:name="P157" style:family="paragraph" style:parent-style-name="Standard">
      <style:text-properties style:text-underline-style="none" fo:font-weight="bold" officeooo:rsid="00a88d0a" officeooo:paragraph-rsid="03109b20" style:font-weight-asian="bold" style:font-weight-complex="bold"/>
    </style:style>
    <style:style style:name="P158" style:family="paragraph" style:parent-style-name="Standard">
      <style:text-properties style:text-underline-style="none" fo:font-weight="bold" officeooo:rsid="008def66" officeooo:paragraph-rsid="03109b20" style:font-weight-asian="bold" style:font-weight-complex="bold"/>
    </style:style>
    <style:style style:name="P159" style:family="paragraph" style:parent-style-name="Standard">
      <style:text-properties style:text-underline-style="none" fo:font-weight="normal" officeooo:rsid="014980fc" officeooo:paragraph-rsid="03109b20" style:font-weight-asian="normal" style:font-weight-complex="normal"/>
    </style:style>
    <style:style style:name="P160" style:family="paragraph" style:parent-style-name="Standard">
      <style:text-properties style:text-underline-style="none" fo:font-weight="normal" officeooo:rsid="002fe068" officeooo:paragraph-rsid="03109b20" style:font-weight-asian="normal" style:font-weight-complex="normal"/>
    </style:style>
    <style:style style:name="P161" style:family="paragraph" style:parent-style-name="Standard">
      <style:text-properties style:text-underline-style="none" fo:font-weight="normal" officeooo:rsid="00915dde" officeooo:paragraph-rsid="03109b20" style:font-weight-asian="normal" style:font-weight-complex="normal"/>
    </style:style>
    <style:style style:name="P162" style:family="paragraph" style:parent-style-name="Standard">
      <style:text-properties style:text-underline-style="none" fo:font-weight="normal" officeooo:rsid="02498745" officeooo:paragraph-rsid="03109b20" style:font-weight-asian="normal" style:font-weight-complex="normal"/>
    </style:style>
    <style:style style:name="P163" style:family="paragraph" style:parent-style-name="Standard">
      <style:text-properties style:text-underline-style="solid" style:text-underline-width="auto" style:text-underline-color="font-color" fo:font-weight="bold" officeooo:rsid="0022a678" officeooo:paragraph-rsid="0022a678"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22a678" officeooo:paragraph-rsid="03109b20"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23e7ad" officeooo:paragraph-rsid="03109b20"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67" style:family="paragraph" style:parent-style-name="Standard">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68"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69"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70" style:family="paragraph" style:parent-style-name="Standard">
      <style:text-properties officeooo:rsid="001e63f9" officeooo:paragraph-rsid="03109b20"/>
    </style:style>
    <style:style style:name="P171" style:family="paragraph" style:parent-style-name="Standard">
      <style:text-properties officeooo:rsid="0143d694" officeooo:paragraph-rsid="03109b20"/>
    </style:style>
    <style:style style:name="P172" style:family="paragraph" style:parent-style-name="Standard">
      <style:text-properties officeooo:rsid="00219452" officeooo:paragraph-rsid="03109b20"/>
    </style:style>
    <style:style style:name="P173" style:family="paragraph" style:parent-style-name="Standard">
      <style:text-properties officeooo:rsid="01450082" officeooo:paragraph-rsid="03109b20"/>
    </style:style>
    <style:style style:name="P174" style:family="paragraph" style:parent-style-name="Standard">
      <style:text-properties style:text-position="0% 100%" fo:font-size="11pt" style:text-underline-style="none" fo:font-weight="normal" officeooo:rsid="00243068" officeooo:paragraph-rsid="03109b20" style:font-size-asian="11pt" style:font-weight-asian="normal" style:font-size-complex="11pt" style:font-weight-complex="normal"/>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04bee3b" style:font-weight-asian="bold" style:font-weight-complex="bold"/>
    </style:style>
    <style:style style:name="T82" style:family="text">
      <style:text-properties officeooo:rsid="00cfdecc"/>
    </style:style>
    <style:style style:name="T83" style:family="text">
      <style:text-properties officeooo:rsid="00d0ecc9"/>
    </style:style>
    <style:style style:name="T84" style:family="text">
      <style:text-properties officeooo:rsid="00d24512"/>
    </style:style>
    <style:style style:name="T85" style:family="text">
      <style:text-properties officeooo:rsid="00d4d1bc"/>
    </style:style>
    <style:style style:name="T86" style:family="text">
      <style:text-properties officeooo:rsid="00d71150"/>
    </style:style>
    <style:style style:name="T87" style:family="text">
      <style:text-properties officeooo:rsid="00d82a86"/>
    </style:style>
    <style:style style:name="T88" style:family="text">
      <style:text-properties style:text-position="super 58%"/>
    </style:style>
    <style:style style:name="T89" style:family="text">
      <style:text-properties style:text-position="super 58%" officeooo:rsid="00d82a86"/>
    </style:style>
    <style:style style:name="T90" style:family="text">
      <style:text-properties officeooo:rsid="00da2beb"/>
    </style:style>
    <style:style style:name="T91" style:family="text">
      <style:text-properties officeooo:rsid="00dafa14"/>
    </style:style>
    <style:style style:name="T92" style:family="text">
      <style:text-properties officeooo:rsid="00db974f"/>
    </style:style>
    <style:style style:name="T93" style:family="text">
      <style:text-properties officeooo:rsid="00e982f8"/>
    </style:style>
    <style:style style:name="T94" style:family="text">
      <style:text-properties officeooo:rsid="00eb32fe"/>
    </style:style>
    <style:style style:name="T95" style:family="text">
      <style:text-properties officeooo:rsid="00eb82d3"/>
    </style:style>
    <style:style style:name="T96" style:family="text">
      <style:text-properties officeooo:rsid="00ed8d01"/>
    </style:style>
    <style:style style:name="T97" style:family="text">
      <style:text-properties officeooo:rsid="00eefc8e"/>
    </style:style>
    <style:style style:name="T98" style:family="text">
      <style:text-properties officeooo:rsid="00ef7666"/>
    </style:style>
    <style:style style:name="T99" style:family="text">
      <style:text-properties officeooo:rsid="00ef7fc5"/>
    </style:style>
    <style:style style:name="T100" style:family="text">
      <style:text-properties officeooo:rsid="00f04a1c"/>
    </style:style>
    <style:style style:name="T101" style:family="text">
      <style:text-properties officeooo:rsid="00f21997"/>
    </style:style>
    <style:style style:name="T102" style:family="text">
      <style:text-properties officeooo:rsid="00f48918"/>
    </style:style>
    <style:style style:name="T103" style:family="text">
      <style:text-properties officeooo:rsid="00f76cf2"/>
    </style:style>
    <style:style style:name="T104" style:family="text">
      <style:text-properties officeooo:rsid="00f93682"/>
    </style:style>
    <style:style style:name="T105" style:family="text">
      <style:text-properties officeooo:rsid="00fc3100"/>
    </style:style>
    <style:style style:name="T106" style:family="text">
      <style:text-properties officeooo:rsid="0113083e"/>
    </style:style>
    <style:style style:name="T107" style:family="text">
      <style:text-properties officeooo:rsid="01136c5d"/>
    </style:style>
    <style:style style:name="T108" style:family="text">
      <style:text-properties officeooo:rsid="011fd155"/>
    </style:style>
    <style:style style:name="T109" style:family="text">
      <style:text-properties officeooo:rsid="0121b362"/>
    </style:style>
    <style:style style:name="T110" style:family="text">
      <style:text-properties officeooo:rsid="0124c06b"/>
    </style:style>
    <style:style style:name="T111" style:family="text">
      <style:text-properties officeooo:rsid="0125215a"/>
    </style:style>
    <style:style style:name="T112" style:family="text">
      <style:text-properties officeooo:rsid="0126e25c"/>
    </style:style>
    <style:style style:name="T113" style:family="text">
      <style:text-properties style:text-underline-style="solid" style:text-underline-width="auto" style:text-underline-color="font-color" fo:font-weight="bold" officeooo:rsid="01342ca6" style:font-weight-asian="bold" style:font-weight-complex="bold"/>
    </style:style>
    <style:style style:name="T114" style:family="text">
      <style:text-properties officeooo:rsid="0139bbd0"/>
    </style:style>
    <style:style style:name="T115" style:family="text">
      <style:text-properties officeooo:rsid="013af33b"/>
    </style:style>
    <style:style style:name="T116" style:family="text">
      <style:text-properties officeooo:rsid="01409677"/>
    </style:style>
    <style:style style:name="T117" style:family="text">
      <style:text-properties officeooo:rsid="0141bc52"/>
    </style:style>
    <style:style style:name="T118" style:family="text">
      <style:text-properties officeooo:rsid="0146b3ee"/>
    </style:style>
    <style:style style:name="T119" style:family="text">
      <style:text-properties officeooo:rsid="014779d2"/>
    </style:style>
    <style:style style:name="T120" style:family="text">
      <style:text-properties officeooo:rsid="014a7250"/>
    </style:style>
    <style:style style:name="T121" style:family="text">
      <style:text-properties officeooo:rsid="014b067d"/>
    </style:style>
    <style:style style:name="T122" style:family="text">
      <style:text-properties officeooo:rsid="014cd5d9"/>
    </style:style>
    <style:style style:name="T123" style:family="text">
      <style:text-properties officeooo:rsid="014cf42f"/>
    </style:style>
    <style:style style:name="T124" style:family="text">
      <style:text-properties officeooo:rsid="014e7624"/>
    </style:style>
    <style:style style:name="T125" style:family="text">
      <style:text-properties officeooo:rsid="014ed946"/>
    </style:style>
    <style:style style:name="T126" style:family="text">
      <style:text-properties officeooo:rsid="01517629"/>
    </style:style>
    <style:style style:name="T127" style:family="text">
      <style:text-properties officeooo:rsid="01534a87"/>
    </style:style>
    <style:style style:name="T128" style:family="text">
      <style:text-properties officeooo:rsid="0153d678"/>
    </style:style>
    <style:style style:name="T129" style:family="text">
      <style:text-properties officeooo:rsid="01559e46"/>
    </style:style>
    <style:style style:name="T130" style:family="text">
      <style:text-properties officeooo:rsid="01583da4"/>
    </style:style>
    <style:style style:name="T131" style:family="text">
      <style:text-properties officeooo:rsid="0158e707"/>
    </style:style>
    <style:style style:name="T132" style:family="text">
      <style:text-properties officeooo:rsid="0158fc6a"/>
    </style:style>
    <style:style style:name="T133" style:family="text">
      <style:text-properties officeooo:rsid="015b9690"/>
    </style:style>
    <style:style style:name="T134" style:family="text">
      <style:text-properties officeooo:rsid="015cb2e4"/>
    </style:style>
    <style:style style:name="T135" style:family="text">
      <style:text-properties officeooo:rsid="015cbb3b"/>
    </style:style>
    <style:style style:name="T136" style:family="text">
      <style:text-properties officeooo:rsid="016055e2"/>
    </style:style>
    <style:style style:name="T137" style:family="text">
      <style:text-properties officeooo:rsid="01619814"/>
    </style:style>
    <style:style style:name="T138" style:family="text">
      <style:text-properties officeooo:rsid="01646530"/>
    </style:style>
    <style:style style:name="T139" style:family="text">
      <style:text-properties officeooo:rsid="0166f9cb"/>
    </style:style>
    <style:style style:name="T140" style:family="text">
      <style:text-properties officeooo:rsid="01671aac"/>
    </style:style>
    <style:style style:name="T141" style:family="text">
      <style:text-properties officeooo:rsid="01684482"/>
    </style:style>
    <style:style style:name="T142" style:family="text">
      <style:text-properties officeooo:rsid="016a1d2a"/>
    </style:style>
    <style:style style:name="T143" style:family="text">
      <style:text-properties officeooo:rsid="016aef92"/>
    </style:style>
    <style:style style:name="T144" style:family="text">
      <style:text-properties officeooo:rsid="016cd9aa"/>
    </style:style>
    <style:style style:name="T145" style:family="text">
      <style:text-properties officeooo:rsid="016e6406"/>
    </style:style>
    <style:style style:name="T146" style:family="text">
      <style:text-properties officeooo:rsid="016f3ea3"/>
    </style:style>
    <style:style style:name="T147" style:family="text">
      <style:text-properties officeooo:rsid="01703d7b"/>
    </style:style>
    <style:style style:name="T148" style:family="text">
      <style:text-properties officeooo:rsid="0171181b"/>
    </style:style>
    <style:style style:name="T149" style:family="text">
      <style:text-properties officeooo:rsid="0172e15d"/>
    </style:style>
    <style:style style:name="T150" style:family="text">
      <style:text-properties officeooo:rsid="0173eb6b"/>
    </style:style>
    <style:style style:name="T151" style:family="text">
      <style:text-properties officeooo:rsid="0174eb71"/>
    </style:style>
    <style:style style:name="T152" style:family="text">
      <style:text-properties officeooo:rsid="01756f8c"/>
    </style:style>
    <style:style style:name="T153" style:family="text">
      <style:text-properties officeooo:rsid="0176caee"/>
    </style:style>
    <style:style style:name="T154" style:family="text">
      <style:text-properties officeooo:rsid="0177bc83"/>
    </style:style>
    <style:style style:name="T155" style:family="text">
      <style:text-properties officeooo:rsid="01784ffe"/>
    </style:style>
    <style:style style:name="T156" style:family="text">
      <style:text-properties officeooo:rsid="0178a8f2"/>
    </style:style>
    <style:style style:name="T157" style:family="text">
      <style:text-properties officeooo:rsid="017a5892"/>
    </style:style>
    <style:style style:name="T158" style:family="text">
      <style:text-properties officeooo:rsid="017d1b54"/>
    </style:style>
    <style:style style:name="T159" style:family="text">
      <style:text-properties officeooo:rsid="017e00bc"/>
    </style:style>
    <style:style style:name="T160" style:family="text">
      <style:text-properties officeooo:rsid="0182e03a"/>
    </style:style>
    <style:style style:name="T161" style:family="text">
      <style:text-properties officeooo:rsid="01848eac"/>
    </style:style>
    <style:style style:name="T162" style:family="text">
      <style:text-properties style:text-underline-style="none" officeooo:rsid="00cc0781"/>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1342ca6" style:font-weight-asian="normal" style:font-weight-complex="normal"/>
    </style:style>
    <style:style style:name="T165" style:family="text">
      <style:text-properties style:text-underline-style="none" fo:font-weight="normal" officeooo:rsid="013627ae" style:font-weight-asian="normal" style:font-weight-complex="normal"/>
    </style:style>
    <style:style style:name="T166" style:family="text">
      <style:text-properties style:text-underline-style="none" fo:font-weight="normal" officeooo:rsid="01394d83" style:font-weight-asian="normal" style:font-weight-complex="normal"/>
    </style:style>
    <style:style style:name="T167" style:family="text">
      <style:text-properties style:text-underline-style="none" fo:font-weight="normal" officeooo:rsid="013d3a7a" style:font-weight-asian="normal" style:font-weight-complex="normal"/>
    </style:style>
    <style:style style:name="T168" style:family="text">
      <style:text-properties style:text-underline-style="none" fo:font-weight="normal" officeooo:rsid="013cbe1a" style:font-weight-asian="normal" style:font-weight-complex="normal"/>
    </style:style>
    <style:style style:name="T169" style:family="text">
      <style:text-properties style:text-underline-style="none" fo:font-weight="normal" officeooo:rsid="013cce17" style:font-weight-asian="normal" style:font-weight-complex="normal"/>
    </style:style>
    <style:style style:name="T170" style:family="text">
      <style:text-properties style:text-underline-style="none" fo:font-weight="normal" officeooo:rsid="013ed18d" style:font-weight-asian="normal" style:font-weight-complex="normal"/>
    </style:style>
    <style:style style:name="T171" style:family="text">
      <style:text-properties style:text-underline-style="none" fo:font-weight="normal" officeooo:rsid="013f6c7e" style:font-weight-asian="normal" style:font-weight-complex="normal"/>
    </style:style>
    <style:style style:name="T172" style:family="text">
      <style:text-properties style:text-underline-style="none" fo:font-weight="normal" officeooo:rsid="013ffa0b" style:font-weight-asian="normal" style:font-weight-complex="normal"/>
    </style:style>
    <style:style style:name="T173" style:family="text">
      <style:text-properties style:text-underline-style="none" fo:font-weight="normal" officeooo:rsid="01409677" style:font-weight-asian="normal" style:font-weight-complex="normal"/>
    </style:style>
    <style:style style:name="T174" style:family="text">
      <style:text-properties style:text-underline-style="none" fo:font-weight="normal" officeooo:rsid="01435c9b" style:font-weight-asian="normal" style:font-weight-complex="normal"/>
    </style:style>
    <style:style style:name="T175" style:family="text">
      <style:text-properties style:text-underline-style="none" fo:font-weight="normal" officeooo:rsid="0194b935" style:font-weight-asian="normal" style:font-weight-complex="normal"/>
    </style:style>
    <style:style style:name="T176" style:family="text">
      <style:text-properties style:text-underline-style="none" fo:font-weight="normal" officeooo:rsid="01967708" style:font-weight-asian="normal" style:font-weight-complex="normal"/>
    </style:style>
    <style:style style:name="T177" style:family="text">
      <style:text-properties style:text-underline-style="none" fo:font-weight="normal" officeooo:rsid="0197d747" style:font-weight-asian="normal" style:font-weight-complex="normal"/>
    </style:style>
    <style:style style:name="T178" style:family="text">
      <style:text-properties style:text-underline-style="none" fo:font-weight="normal" officeooo:rsid="0199a4d7" style:font-weight-asian="normal" style:font-weight-complex="normal"/>
    </style:style>
    <style:style style:name="T179" style:family="text">
      <style:text-properties style:text-underline-style="none" fo:font-weight="normal" officeooo:rsid="019b8056" style:font-weight-asian="normal" style:font-weight-complex="normal"/>
    </style:style>
    <style:style style:name="T180" style:family="text">
      <style:text-properties style:text-underline-style="none" fo:font-weight="normal" officeooo:rsid="019c4b65" style:font-weight-asian="normal" style:font-weight-complex="normal"/>
    </style:style>
    <style:style style:name="T181" style:family="text">
      <style:text-properties style:text-underline-style="none" fo:font-weight="normal" officeooo:rsid="019d7770" style:font-weight-asian="normal" style:font-weight-complex="normal"/>
    </style:style>
    <style:style style:name="T182" style:family="text">
      <style:text-properties style:text-underline-style="none" fo:font-weight="normal" officeooo:rsid="019dc4f9" style:font-weight-asian="normal" style:font-weight-complex="normal"/>
    </style:style>
    <style:style style:name="T183" style:family="text">
      <style:text-properties style:text-underline-style="none" fo:font-weight="normal" officeooo:rsid="019f667a" style:font-weight-asian="normal" style:font-weight-complex="normal"/>
    </style:style>
    <style:style style:name="T184" style:family="text">
      <style:text-properties style:text-underline-style="none" fo:font-weight="normal" officeooo:rsid="01a0d79f" style:font-weight-asian="normal" style:font-weight-complex="normal"/>
    </style:style>
    <style:style style:name="T185" style:family="text">
      <style:text-properties style:text-underline-style="none" fo:font-weight="normal" officeooo:rsid="01a275be" style:font-weight-asian="normal" style:font-weight-complex="normal"/>
    </style:style>
    <style:style style:name="T186" style:family="text">
      <style:text-properties style:text-underline-style="none" fo:font-weight="normal" officeooo:rsid="01a563b3" style:font-weight-asian="normal" style:font-weight-complex="normal"/>
    </style:style>
    <style:style style:name="T187" style:family="text">
      <style:text-properties style:text-underline-style="none" fo:font-weight="normal" officeooo:rsid="01a6c584" style:font-weight-asian="normal" style:font-weight-complex="normal"/>
    </style:style>
    <style:style style:name="T188" style:family="text">
      <style:text-properties style:text-underline-style="none" fo:font-weight="normal" officeooo:rsid="01a7dc8b" style:font-weight-asian="normal" style:font-weight-complex="normal"/>
    </style:style>
    <style:style style:name="T189" style:family="text">
      <style:text-properties style:text-underline-style="none" fo:font-weight="normal" officeooo:rsid="01a8c982" style:font-weight-asian="normal" style:font-weight-complex="normal"/>
    </style:style>
    <style:style style:name="T190" style:family="text">
      <style:text-properties style:text-underline-style="none" fo:font-weight="normal" officeooo:rsid="01a9ca7d" style:font-weight-asian="normal" style:font-weight-complex="normal"/>
    </style:style>
    <style:style style:name="T191" style:family="text">
      <style:text-properties style:text-underline-style="none" fo:font-weight="normal" officeooo:rsid="01a9d4e2" style:font-weight-asian="normal" style:font-weight-complex="normal"/>
    </style:style>
    <style:style style:name="T192" style:family="text">
      <style:text-properties style:text-underline-style="none" fo:font-weight="normal" officeooo:rsid="01aac792" style:font-weight-asian="normal" style:font-weight-complex="normal"/>
    </style:style>
    <style:style style:name="T193" style:family="text">
      <style:text-properties style:text-underline-style="none" fo:font-weight="normal" officeooo:rsid="01abf634" style:font-weight-asian="normal" style:font-weight-complex="normal"/>
    </style:style>
    <style:style style:name="T194" style:family="text">
      <style:text-properties style:text-underline-style="none" fo:font-weight="normal" officeooo:rsid="01ad2bb1" style:font-weight-asian="normal" style:font-weight-complex="normal"/>
    </style:style>
    <style:style style:name="T195" style:family="text">
      <style:text-properties style:text-underline-style="none" fo:font-weight="normal" officeooo:rsid="01b00035" style:font-weight-asian="normal" style:font-weight-complex="normal"/>
    </style:style>
    <style:style style:name="T196" style:family="text">
      <style:text-properties style:text-underline-style="none" fo:font-weight="normal" officeooo:rsid="01b10b72" style:font-weight-asian="normal" style:font-weight-complex="normal"/>
    </style:style>
    <style:style style:name="T197" style:family="text">
      <style:text-properties style:text-underline-style="none" fo:font-weight="normal" officeooo:rsid="01b30d9c" style:font-weight-asian="normal" style:font-weight-complex="normal"/>
    </style:style>
    <style:style style:name="T198" style:family="text">
      <style:text-properties style:text-underline-style="none" fo:font-weight="normal" officeooo:rsid="01b505c2" style:font-weight-asian="normal" style:font-weight-complex="normal"/>
    </style:style>
    <style:style style:name="T199" style:family="text">
      <style:text-properties style:text-underline-style="none" fo:font-weight="normal" officeooo:rsid="01b6dd38" style:font-weight-asian="normal" style:font-weight-complex="normal"/>
    </style:style>
    <style:style style:name="T200" style:family="text">
      <style:text-properties style:text-underline-style="none" fo:font-weight="normal" officeooo:rsid="01b8c65b" style:font-weight-asian="normal" style:font-weight-complex="normal"/>
    </style:style>
    <style:style style:name="T201" style:family="text">
      <style:text-properties style:text-underline-style="none" fo:font-weight="normal" officeooo:rsid="01b9a81a" style:font-weight-asian="normal" style:font-weight-complex="normal"/>
    </style:style>
    <style:style style:name="T202" style:family="text">
      <style:text-properties style:text-underline-style="none" fo:font-weight="normal" officeooo:rsid="01bb15b7" style:font-weight-asian="normal" style:font-weight-complex="normal"/>
    </style:style>
    <style:style style:name="T203" style:family="text">
      <style:text-properties style:text-underline-style="none" fo:font-weight="normal" officeooo:rsid="01bd04ee" style:font-weight-asian="normal" style:font-weight-complex="normal"/>
    </style:style>
    <style:style style:name="T204" style:family="text">
      <style:text-properties style:text-underline-style="none" fo:font-weight="normal" officeooo:rsid="01bd96bd" style:font-weight-asian="normal" style:font-weight-complex="normal"/>
    </style:style>
    <style:style style:name="T205" style:family="text">
      <style:text-properties style:text-underline-style="none" fo:font-weight="normal" officeooo:rsid="01be4991" style:font-weight-asian="normal" style:font-weight-complex="normal"/>
    </style:style>
    <style:style style:name="T206" style:family="text">
      <style:text-properties style:text-underline-style="none" fo:font-weight="normal" officeooo:rsid="01bef7b1" style:font-weight-asian="normal" style:font-weight-complex="normal"/>
    </style:style>
    <style:style style:name="T207" style:family="text">
      <style:text-properties style:text-underline-style="none" fo:font-weight="normal" officeooo:rsid="01bf06d0" style:font-weight-asian="normal" style:font-weight-complex="normal"/>
    </style:style>
    <style:style style:name="T208" style:family="text">
      <style:text-properties style:text-underline-style="none" fo:font-weight="normal" officeooo:rsid="01bf5825" style:font-weight-asian="normal" style:font-weight-complex="normal"/>
    </style:style>
    <style:style style:name="T209" style:family="text">
      <style:text-properties style:text-underline-style="none" fo:font-weight="normal" officeooo:rsid="01c0a9a8" style:font-weight-asian="normal" style:font-weight-complex="normal"/>
    </style:style>
    <style:style style:name="T210" style:family="text">
      <style:text-properties style:text-underline-style="none" fo:font-weight="normal" officeooo:rsid="01c3168a" style:font-weight-asian="normal" style:font-weight-complex="normal"/>
    </style:style>
    <style:style style:name="T211" style:family="text">
      <style:text-properties style:text-underline-style="none" fo:font-weight="normal" officeooo:rsid="01c3de99" style:font-weight-asian="normal" style:font-weight-complex="normal"/>
    </style:style>
    <style:style style:name="T212" style:family="text">
      <style:text-properties style:text-underline-style="none" fo:font-weight="normal" officeooo:rsid="01c52d79" style:font-weight-asian="normal" style:font-weight-complex="normal"/>
    </style:style>
    <style:style style:name="T213" style:family="text">
      <style:text-properties style:text-underline-style="none" fo:font-weight="normal" officeooo:rsid="01c554d2" style:font-weight-asian="normal" style:font-weight-complex="normal"/>
    </style:style>
    <style:style style:name="T214" style:family="text">
      <style:text-properties style:text-underline-style="none" fo:font-weight="normal" officeooo:rsid="01c68788" style:font-weight-asian="normal" style:font-weight-complex="normal"/>
    </style:style>
    <style:style style:name="T215" style:family="text">
      <style:text-properties style:text-underline-style="none" fo:font-weight="normal" officeooo:rsid="01c6affe" style:font-weight-asian="normal" style:font-weight-complex="normal"/>
    </style:style>
    <style:style style:name="T216" style:family="text">
      <style:text-properties style:text-underline-style="none" fo:font-weight="normal" officeooo:rsid="01c8d9d5" style:font-weight-asian="normal" style:font-weight-complex="normal"/>
    </style:style>
    <style:style style:name="T217" style:family="text">
      <style:text-properties style:text-underline-style="none" fo:font-weight="normal" officeooo:rsid="01ca3baf" style:font-weight-asian="normal" style:font-weight-complex="normal"/>
    </style:style>
    <style:style style:name="T218" style:family="text">
      <style:text-properties style:text-underline-style="none" fo:font-weight="normal" officeooo:rsid="01b0cff6" style:font-weight-asian="normal" style:font-weight-complex="normal"/>
    </style:style>
    <style:style style:name="T219" style:family="text">
      <style:text-properties style:text-underline-style="none" fo:font-weight="normal" officeooo:rsid="01d61769" style:font-weight-asian="normal" style:font-weight-complex="normal"/>
    </style:style>
    <style:style style:name="T220" style:family="text">
      <style:text-properties style:text-underline-style="none" fo:font-weight="normal" officeooo:rsid="01d74f30" style:font-weight-asian="normal" style:font-weight-complex="normal"/>
    </style:style>
    <style:style style:name="T221" style:family="text">
      <style:text-properties style:text-underline-style="none" fo:font-weight="normal" officeooo:rsid="01d7e1e3" style:font-weight-asian="normal" style:font-weight-complex="normal"/>
    </style:style>
    <style:style style:name="T222" style:family="text">
      <style:text-properties style:text-underline-style="none" fo:font-weight="normal" officeooo:rsid="018de6a0" style:font-weight-asian="normal" style:font-weight-complex="normal"/>
    </style:style>
    <style:style style:name="T223" style:family="text">
      <style:text-properties style:text-underline-style="none" fo:font-weight="normal" officeooo:rsid="01d981a2" style:font-weight-asian="normal" style:font-weight-complex="normal"/>
    </style:style>
    <style:style style:name="T224" style:family="text">
      <style:text-properties style:text-underline-style="none" fo:font-weight="normal" officeooo:rsid="01db6f43" style:font-weight-asian="normal" style:font-weight-complex="normal"/>
    </style:style>
    <style:style style:name="T225" style:family="text">
      <style:text-properties style:text-underline-style="none" fo:font-weight="normal" officeooo:rsid="01ddd4ba" style:font-weight-asian="normal" style:font-weight-complex="normal"/>
    </style:style>
    <style:style style:name="T226" style:family="text">
      <style:text-properties style:text-underline-style="none" fo:font-weight="normal" officeooo:rsid="01e06b6c" style:font-weight-asian="normal" style:font-weight-complex="normal"/>
    </style:style>
    <style:style style:name="T227" style:family="text">
      <style:text-properties style:text-underline-style="none" fo:font-weight="normal" officeooo:rsid="01e0e97c" style:font-weight-asian="normal" style:font-weight-complex="normal"/>
    </style:style>
    <style:style style:name="T228" style:family="text">
      <style:text-properties style:text-underline-style="none" fo:font-weight="normal" officeooo:rsid="01e39c38" style:font-weight-asian="normal" style:font-weight-complex="normal"/>
    </style:style>
    <style:style style:name="T229" style:family="text">
      <style:text-properties style:text-underline-style="none" fo:font-weight="normal" officeooo:rsid="01e9589e" style:font-weight-asian="normal" style:font-weight-complex="normal"/>
    </style:style>
    <style:style style:name="T230" style:family="text">
      <style:text-properties style:text-underline-style="none" fo:font-weight="normal" officeooo:rsid="01ea200c" style:font-weight-asian="normal" style:font-weight-complex="normal"/>
    </style:style>
    <style:style style:name="T231" style:family="text">
      <style:text-properties style:text-underline-style="none" fo:font-weight="normal" officeooo:rsid="01ec085c" style:font-weight-asian="normal" style:font-weight-complex="normal"/>
    </style:style>
    <style:style style:name="T232" style:family="text">
      <style:text-properties style:text-underline-style="none" fo:font-weight="normal" officeooo:rsid="01ecaffd" style:font-weight-asian="normal" style:font-weight-complex="normal"/>
    </style:style>
    <style:style style:name="T233" style:family="text">
      <style:text-properties style:text-underline-style="none" fo:font-weight="normal" officeooo:rsid="01edb250" style:font-weight-asian="normal" style:font-weight-complex="normal"/>
    </style:style>
    <style:style style:name="T234" style:family="text">
      <style:text-properties style:text-underline-style="none" fo:font-weight="normal" officeooo:rsid="01f52590" style:font-weight-asian="normal" style:font-weight-complex="normal"/>
    </style:style>
    <style:style style:name="T235" style:family="text">
      <style:text-properties style:text-underline-style="none" fo:font-weight="normal" officeooo:rsid="01f5c0af" style:font-weight-asian="normal" style:font-weight-complex="normal"/>
    </style:style>
    <style:style style:name="T236" style:family="text">
      <style:text-properties style:text-underline-style="none" fo:font-weight="normal" officeooo:rsid="01f723ad" style:font-weight-asian="normal" style:font-weight-complex="normal"/>
    </style:style>
    <style:style style:name="T237" style:family="text">
      <style:text-properties style:text-underline-style="none" fo:font-weight="normal" officeooo:rsid="01f84462" style:font-weight-asian="normal" style:font-weight-complex="normal"/>
    </style:style>
    <style:style style:name="T238" style:family="text">
      <style:text-properties style:text-underline-style="none" fo:font-weight="normal" officeooo:rsid="01fa3b4e" style:font-weight-asian="normal" style:font-weight-complex="normal"/>
    </style:style>
    <style:style style:name="T239" style:family="text">
      <style:text-properties style:text-underline-style="none" fo:font-weight="normal" officeooo:rsid="01fb8ede" style:font-weight-asian="normal" style:font-weight-complex="normal"/>
    </style:style>
    <style:style style:name="T240" style:family="text">
      <style:text-properties style:text-underline-style="none" fo:font-weight="normal" officeooo:rsid="01fb99db" style:font-weight-asian="normal" style:font-weight-complex="normal"/>
    </style:style>
    <style:style style:name="T241" style:family="text">
      <style:text-properties style:text-underline-style="none" fo:font-weight="normal" officeooo:rsid="01fc0513" style:font-weight-asian="normal" style:font-weight-complex="normal"/>
    </style:style>
    <style:style style:name="T242" style:family="text">
      <style:text-properties style:text-underline-style="none" fo:font-weight="normal" officeooo:rsid="01fdd896" style:font-weight-asian="normal" style:font-weight-complex="normal"/>
    </style:style>
    <style:style style:name="T243" style:family="text">
      <style:text-properties style:text-underline-style="none" fo:font-weight="normal" officeooo:rsid="01ff2000" style:font-weight-asian="normal" style:font-weight-complex="normal"/>
    </style:style>
    <style:style style:name="T244" style:family="text">
      <style:text-properties officeooo:rsid="0189652a"/>
    </style:style>
    <style:style style:name="T245" style:family="text">
      <style:text-properties officeooo:rsid="018de6a0"/>
    </style:style>
    <style:style style:name="T246" style:family="text">
      <style:text-properties officeooo:rsid="01a38ab3"/>
    </style:style>
    <style:style style:name="T247" style:family="text">
      <style:text-properties officeooo:rsid="0205266e"/>
    </style:style>
    <style:style style:name="T248" style:family="text">
      <style:text-properties officeooo:rsid="0206adee"/>
    </style:style>
    <style:style style:name="T249" style:family="text">
      <style:text-properties officeooo:rsid="0206ae3a"/>
    </style:style>
    <style:style style:name="T250" style:family="text">
      <style:text-properties officeooo:rsid="02078e93"/>
    </style:style>
    <style:style style:name="T251" style:family="text">
      <style:text-properties officeooo:rsid="020981a4"/>
    </style:style>
    <style:style style:name="T252" style:family="text">
      <style:text-properties officeooo:rsid="020a2ee7"/>
    </style:style>
    <style:style style:name="T253" style:family="text">
      <style:text-properties officeooo:rsid="020a3aee"/>
    </style:style>
    <style:style style:name="T254" style:family="text">
      <style:text-properties officeooo:rsid="020be3d5"/>
    </style:style>
    <style:style style:name="T255" style:family="text">
      <style:text-properties officeooo:rsid="020c0bf0"/>
    </style:style>
    <style:style style:name="T256" style:family="text">
      <style:text-properties officeooo:rsid="020ca24f"/>
    </style:style>
    <style:style style:name="T257" style:family="text">
      <style:text-properties officeooo:rsid="020e9875"/>
    </style:style>
    <style:style style:name="T258" style:family="text">
      <style:text-properties officeooo:rsid="020ea862"/>
    </style:style>
    <style:style style:name="T259" style:family="text">
      <style:text-properties officeooo:rsid="0125215a" style:font-size-asian="11pt"/>
    </style:style>
    <style:style style:name="T260" style:family="text">
      <style:text-properties officeooo:rsid="009e63f0" style:font-size-asian="11pt"/>
    </style:style>
    <style:style style:name="T261" style:family="text">
      <style:text-properties officeooo:rsid="009ee45d" style:font-size-asian="11pt"/>
    </style:style>
    <style:style style:name="T262" style:family="text">
      <style:text-properties officeooo:rsid="0210b485" style:font-size-asian="11pt"/>
    </style:style>
    <style:style style:name="T263" style:family="text">
      <style:text-properties officeooo:rsid="021188a1" style:font-size-asian="11pt"/>
    </style:style>
    <style:style style:name="T264" style:family="text">
      <style:text-properties officeooo:rsid="021289c7" style:font-size-asian="11pt"/>
    </style:style>
    <style:style style:name="T265" style:family="text">
      <style:text-properties officeooo:rsid="02128d00"/>
    </style:style>
    <style:style style:name="T266" style:family="text">
      <style:text-properties officeooo:rsid="02132977"/>
    </style:style>
    <style:style style:name="T267" style:family="text">
      <style:text-properties officeooo:rsid="021399d7"/>
    </style:style>
    <style:style style:name="T268" style:family="text">
      <style:text-properties officeooo:rsid="02148e3a"/>
    </style:style>
    <style:style style:name="T269" style:family="text">
      <style:text-properties officeooo:rsid="0217d7d0"/>
    </style:style>
    <style:style style:name="T270" style:family="text">
      <style:text-properties officeooo:rsid="021994de"/>
    </style:style>
    <style:style style:name="T271" style:family="text">
      <style:text-properties officeooo:rsid="021bea20"/>
    </style:style>
    <style:style style:name="T272" style:family="text">
      <style:text-properties officeooo:rsid="021c172a"/>
    </style:style>
    <style:style style:name="T273" style:family="text">
      <style:text-properties officeooo:rsid="021d6c12"/>
    </style:style>
    <style:style style:name="T274" style:family="text">
      <style:text-properties officeooo:rsid="021ea6e4"/>
    </style:style>
    <style:style style:name="T275" style:family="text">
      <style:text-properties officeooo:rsid="021f54c4"/>
    </style:style>
    <style:style style:name="T276" style:family="text">
      <style:text-properties officeooo:rsid="0221fdcc"/>
    </style:style>
    <style:style style:name="T277" style:family="text">
      <style:text-properties officeooo:rsid="02228eca"/>
    </style:style>
    <style:style style:name="T278" style:family="text">
      <style:text-properties officeooo:rsid="02259f3d"/>
    </style:style>
    <style:style style:name="T279" style:family="text">
      <style:text-properties officeooo:rsid="02278cc9"/>
    </style:style>
    <style:style style:name="T280" style:family="text">
      <style:text-properties officeooo:rsid="0227e7ce"/>
    </style:style>
    <style:style style:name="T281" style:family="text">
      <style:text-properties officeooo:rsid="0229175f"/>
    </style:style>
    <style:style style:name="T282" style:family="text">
      <style:text-properties officeooo:rsid="022cd7a9"/>
    </style:style>
    <style:style style:name="T283" style:family="text">
      <style:text-properties officeooo:rsid="022d9593"/>
    </style:style>
    <style:style style:name="T284" style:family="text">
      <style:text-properties officeooo:rsid="022e6f4f"/>
    </style:style>
    <style:style style:name="T285" style:family="text">
      <style:text-properties officeooo:rsid="02331f49"/>
    </style:style>
    <style:style style:name="T286" style:family="text">
      <style:text-properties officeooo:rsid="023430f2"/>
    </style:style>
    <style:style style:name="T287" style:family="text">
      <style:text-properties officeooo:rsid="0234aff6"/>
    </style:style>
    <style:style style:name="T288" style:family="text">
      <style:text-properties officeooo:rsid="0235beb6"/>
    </style:style>
    <style:style style:name="T289" style:family="text">
      <style:text-properties officeooo:rsid="02374968"/>
    </style:style>
    <style:style style:name="T290" style:family="text">
      <style:text-properties officeooo:rsid="0237d2c6"/>
    </style:style>
    <style:style style:name="T291" style:family="text">
      <style:text-properties officeooo:rsid="023917de"/>
    </style:style>
    <style:style style:name="T292" style:family="text">
      <style:text-properties officeooo:rsid="023acf77"/>
    </style:style>
    <style:style style:name="T293" style:family="text">
      <style:text-properties officeooo:rsid="023b232c"/>
    </style:style>
    <style:style style:name="T294" style:family="text">
      <style:text-properties officeooo:rsid="023cd534"/>
    </style:style>
    <style:style style:name="T295" style:family="text">
      <style:text-properties officeooo:rsid="023d508d"/>
    </style:style>
    <style:style style:name="T296" style:family="text">
      <style:text-properties officeooo:rsid="023f1fff"/>
    </style:style>
    <style:style style:name="T297" style:family="text">
      <style:text-properties officeooo:rsid="024098ca"/>
    </style:style>
    <style:style style:name="T298" style:family="text">
      <style:text-properties officeooo:rsid="0241acea"/>
    </style:style>
    <style:style style:name="T299" style:family="text">
      <style:text-properties officeooo:rsid="02432d72"/>
    </style:style>
    <style:style style:name="T300" style:family="text">
      <style:text-properties officeooo:rsid="0245831e"/>
    </style:style>
    <style:style style:name="T301" style:family="text">
      <style:text-properties officeooo:rsid="024ad340"/>
    </style:style>
    <style:style style:name="T302" style:family="text">
      <style:text-properties officeooo:rsid="024c8e37"/>
    </style:style>
    <style:style style:name="T303" style:family="text">
      <style:text-properties officeooo:rsid="024ce624"/>
    </style:style>
    <style:style style:name="T304" style:family="text">
      <style:text-properties officeooo:rsid="0251f98c"/>
    </style:style>
    <style:style style:name="T305" style:family="text">
      <style:text-properties officeooo:rsid="02536065"/>
    </style:style>
    <style:style style:name="T306" style:family="text">
      <style:text-properties officeooo:rsid="0253bf28"/>
    </style:style>
    <style:style style:name="T307" style:family="text">
      <style:text-properties officeooo:rsid="0253cb23"/>
    </style:style>
    <style:style style:name="T308" style:family="text">
      <style:text-properties officeooo:rsid="02562727"/>
    </style:style>
    <style:style style:name="T309" style:family="text">
      <style:text-properties officeooo:rsid="02578a49"/>
    </style:style>
    <style:style style:name="T310" style:family="text">
      <style:text-properties officeooo:rsid="025aa3eb"/>
    </style:style>
    <style:style style:name="T311" style:family="text">
      <style:text-properties officeooo:rsid="025c441c"/>
    </style:style>
    <style:style style:name="T312" style:family="text">
      <style:text-properties officeooo:rsid="025d2f0b"/>
    </style:style>
    <style:style style:name="T313" style:family="text">
      <style:text-properties officeooo:rsid="025dbf66"/>
    </style:style>
    <style:style style:name="T314" style:family="text">
      <style:text-properties officeooo:rsid="025eaa81"/>
    </style:style>
    <style:style style:name="T315" style:family="text">
      <style:text-properties officeooo:rsid="02604a9f"/>
    </style:style>
    <style:style style:name="T316" style:family="text">
      <style:text-properties officeooo:rsid="02607ff2"/>
    </style:style>
    <style:style style:name="T317" style:family="text">
      <style:text-properties officeooo:rsid="0265649f"/>
    </style:style>
    <style:style style:name="T318" style:family="text">
      <style:text-properties officeooo:rsid="026750e0"/>
    </style:style>
    <style:style style:name="T319" style:family="text">
      <style:text-properties officeooo:rsid="02682ad7"/>
    </style:style>
    <style:style style:name="T320" style:family="text">
      <style:text-properties officeooo:rsid="026bda49"/>
    </style:style>
    <style:style style:name="T321" style:family="text">
      <style:text-properties officeooo:rsid="026db607"/>
    </style:style>
    <style:style style:name="T322" style:family="text">
      <style:text-properties officeooo:rsid="026f8620"/>
    </style:style>
    <style:style style:name="T323" style:family="text">
      <style:text-properties officeooo:rsid="02749dc6"/>
    </style:style>
    <style:style style:name="T324" style:family="text">
      <style:text-properties officeooo:rsid="02753d1d"/>
    </style:style>
    <style:style style:name="T325" style:family="text">
      <style:text-properties officeooo:rsid="02767388"/>
    </style:style>
    <style:style style:name="T326" style:family="text">
      <style:text-properties officeooo:rsid="0277b9a0"/>
    </style:style>
    <style:style style:name="T327" style:family="text">
      <style:text-properties officeooo:rsid="027ad64e"/>
    </style:style>
    <style:style style:name="T328" style:family="text">
      <style:text-properties officeooo:rsid="027c482e"/>
    </style:style>
    <style:style style:name="T329" style:family="text">
      <style:text-properties officeooo:rsid="027e0199"/>
    </style:style>
    <style:style style:name="T330" style:family="text">
      <style:text-properties officeooo:rsid="027f7b48"/>
    </style:style>
    <style:style style:name="T331" style:family="text">
      <style:text-properties officeooo:rsid="028170f4"/>
    </style:style>
    <style:style style:name="T332" style:family="text">
      <style:text-properties officeooo:rsid="02855967"/>
    </style:style>
    <style:style style:name="T333" style:family="text">
      <style:text-properties officeooo:rsid="0287542c"/>
    </style:style>
    <style:style style:name="T334" style:family="text">
      <style:text-properties officeooo:rsid="0287a734"/>
    </style:style>
    <style:style style:name="T335" style:family="text">
      <style:text-properties officeooo:rsid="0288b01d"/>
    </style:style>
    <style:style style:name="T336" style:family="text">
      <style:text-properties officeooo:rsid="028a087b"/>
    </style:style>
    <style:style style:name="T337" style:family="text">
      <style:text-properties officeooo:rsid="028dd2a7"/>
    </style:style>
    <style:style style:name="T338" style:family="text">
      <style:text-properties officeooo:rsid="028f2eaf"/>
    </style:style>
    <style:style style:name="T339" style:family="text">
      <style:text-properties officeooo:rsid="02912788"/>
    </style:style>
    <style:style style:name="T340" style:family="text">
      <style:text-properties officeooo:rsid="02922559"/>
    </style:style>
    <style:style style:name="T341" style:family="text">
      <style:text-properties officeooo:rsid="02932d40"/>
    </style:style>
    <style:style style:name="T342" style:family="text">
      <style:text-properties officeooo:rsid="029500d9"/>
    </style:style>
    <style:style style:name="T343" style:family="text">
      <style:text-properties officeooo:rsid="02981881"/>
    </style:style>
    <style:style style:name="T344" style:family="text">
      <style:text-properties officeooo:rsid="02984fd6"/>
    </style:style>
    <style:style style:name="T345" style:family="text">
      <style:text-properties officeooo:rsid="029bd750"/>
    </style:style>
    <style:style style:name="T346" style:family="text">
      <style:text-properties officeooo:rsid="029e0e29"/>
    </style:style>
    <style:style style:name="T347" style:family="text">
      <style:text-properties officeooo:rsid="02a00c5f"/>
    </style:style>
    <style:style style:name="T348" style:family="text">
      <style:text-properties officeooo:rsid="02a15075"/>
    </style:style>
    <style:style style:name="T349" style:family="text">
      <style:text-properties officeooo:rsid="02a305d6"/>
    </style:style>
    <style:style style:name="T350" style:family="text">
      <style:text-properties officeooo:rsid="02a31d42"/>
    </style:style>
    <style:style style:name="T351" style:family="text">
      <style:text-properties officeooo:rsid="02a324b5"/>
    </style:style>
    <style:style style:name="T352" style:family="text">
      <style:text-properties officeooo:rsid="02a3c94c"/>
    </style:style>
    <style:style style:name="T353" style:family="text">
      <style:text-properties officeooo:rsid="02a48c44"/>
    </style:style>
    <style:style style:name="T354" style:family="text">
      <style:text-properties officeooo:rsid="02a5f0de"/>
    </style:style>
    <style:style style:name="T355" style:family="text">
      <style:text-properties officeooo:rsid="02a71f9c"/>
    </style:style>
    <style:style style:name="T356" style:family="text">
      <style:text-properties officeooo:rsid="02a91bd2"/>
    </style:style>
    <style:style style:name="T357" style:family="text">
      <style:text-properties officeooo:rsid="02a98dff"/>
    </style:style>
    <style:style style:name="T358" style:family="text">
      <style:text-properties officeooo:rsid="02ae674d"/>
    </style:style>
    <style:style style:name="T359" style:family="text">
      <style:text-properties officeooo:rsid="02b6b1c9"/>
    </style:style>
    <style:style style:name="T360" style:family="text">
      <style:text-properties officeooo:rsid="02b8e8d0"/>
    </style:style>
    <style:style style:name="T361" style:family="text">
      <style:text-properties officeooo:rsid="02bbb46f"/>
    </style:style>
    <style:style style:name="T362" style:family="text">
      <style:text-properties officeooo:rsid="02bd2653"/>
    </style:style>
    <style:style style:name="T363" style:family="text">
      <style:text-properties officeooo:rsid="02bf3612"/>
    </style:style>
    <style:style style:name="T364" style:family="text">
      <style:text-properties officeooo:rsid="02c05ba7"/>
    </style:style>
    <style:style style:name="T365" style:family="text">
      <style:text-properties officeooo:rsid="02c15a20"/>
    </style:style>
    <style:style style:name="T366" style:family="text">
      <style:text-properties officeooo:rsid="02c2dc5e"/>
    </style:style>
    <style:style style:name="T367" style:family="text">
      <style:text-properties officeooo:rsid="02c4fb2a"/>
    </style:style>
    <style:style style:name="T368" style:family="text">
      <style:text-properties officeooo:rsid="02c6ac0e"/>
    </style:style>
    <style:style style:name="T369" style:family="text">
      <style:text-properties officeooo:rsid="02c86b52"/>
    </style:style>
    <style:style style:name="T370" style:family="text">
      <style:text-properties officeooo:rsid="02ca5d5d"/>
    </style:style>
    <style:style style:name="T371" style:family="text">
      <style:text-properties officeooo:rsid="02cfe71b"/>
    </style:style>
    <style:style style:name="T372" style:family="text">
      <style:text-properties officeooo:rsid="02d18484"/>
    </style:style>
    <style:style style:name="T373" style:family="text">
      <style:text-properties officeooo:rsid="02d189b5"/>
    </style:style>
    <style:style style:name="T374" style:family="text">
      <style:text-properties officeooo:rsid="02d32a5c"/>
    </style:style>
    <style:style style:name="T375" style:family="text">
      <style:text-properties officeooo:rsid="02d6c8d8"/>
    </style:style>
    <style:style style:name="T376" style:family="text">
      <style:text-properties officeooo:rsid="02d75f9d"/>
    </style:style>
    <style:style style:name="T377" style:family="text">
      <style:text-properties officeooo:rsid="02d78585"/>
    </style:style>
    <style:style style:name="T378" style:family="text">
      <style:text-properties officeooo:rsid="02d78f30"/>
    </style:style>
    <style:style style:name="T379" style:family="text">
      <style:text-properties officeooo:rsid="02d7d424"/>
    </style:style>
    <style:style style:name="T380" style:family="text">
      <style:text-properties officeooo:rsid="02d8a95d"/>
    </style:style>
    <style:style style:name="T381" style:family="text">
      <style:text-properties officeooo:rsid="02da8c6c"/>
    </style:style>
    <style:style style:name="T382" style:family="text">
      <style:text-properties officeooo:rsid="02dd1027"/>
    </style:style>
    <style:style style:name="T383" style:family="text">
      <style:text-properties officeooo:rsid="02ddc929"/>
    </style:style>
    <style:style style:name="T384" style:family="text">
      <style:text-properties officeooo:rsid="02ddee59"/>
    </style:style>
    <style:style style:name="T385" style:family="text">
      <style:text-properties officeooo:rsid="02df6d3e"/>
    </style:style>
    <style:style style:name="T386" style:family="text">
      <style:text-properties officeooo:rsid="02e116c4"/>
    </style:style>
    <style:style style:name="T387" style:family="text">
      <style:text-properties officeooo:rsid="02e155cc"/>
    </style:style>
    <style:style style:name="T388" style:family="text">
      <style:text-properties officeooo:rsid="02e1f4f0"/>
    </style:style>
    <style:style style:name="T389" style:family="text">
      <style:text-properties officeooo:rsid="02e36a27"/>
    </style:style>
    <style:style style:name="T390" style:family="text">
      <style:text-properties officeooo:rsid="02e69518"/>
    </style:style>
    <style:style style:name="T391" style:family="text">
      <style:text-properties officeooo:rsid="02ebd247"/>
    </style:style>
    <style:style style:name="T392" style:family="text">
      <style:text-properties officeooo:rsid="02ec773c"/>
    </style:style>
    <style:style style:name="T393" style:family="text">
      <style:text-properties officeooo:rsid="02ec7882"/>
    </style:style>
    <style:style style:name="T394" style:family="text">
      <style:text-properties officeooo:rsid="02ee7517"/>
    </style:style>
    <style:style style:name="T395" style:family="text">
      <style:text-properties officeooo:rsid="02ef2a8a"/>
    </style:style>
    <style:style style:name="T396" style:family="text">
      <style:text-properties officeooo:rsid="02f0db86"/>
    </style:style>
    <style:style style:name="T397" style:family="text">
      <style:text-properties officeooo:rsid="02f26557"/>
    </style:style>
    <style:style style:name="T398" style:family="text">
      <style:text-properties officeooo:rsid="02f4617d"/>
    </style:style>
    <style:style style:name="T399" style:family="text">
      <style:text-properties officeooo:rsid="02f6e797"/>
    </style:style>
    <style:style style:name="T400" style:family="text">
      <style:text-properties officeooo:rsid="02fa0e13"/>
    </style:style>
    <style:style style:name="T401" style:family="text">
      <style:text-properties officeooo:rsid="02fc5d11"/>
    </style:style>
    <style:style style:name="T402" style:family="text">
      <style:text-properties officeooo:rsid="02fcf4dc"/>
    </style:style>
    <style:style style:name="T403" style:family="text">
      <style:text-properties officeooo:rsid="02ff6171"/>
    </style:style>
    <style:style style:name="T404" style:family="text">
      <style:text-properties officeooo:rsid="0305e8f0"/>
    </style:style>
    <style:style style:name="T405" style:family="text">
      <style:text-properties officeooo:rsid="03075de6"/>
    </style:style>
    <style:style style:name="T406" style:family="text">
      <style:text-properties officeooo:rsid="030802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itle:</text:p>
      <text:p text:style-name="P170"/>
      <text:p text:style-name="P170">Author:</text:p>
      <text:p text:style-name="P170">Ewain Williams</text:p>
      <text:p text:style-name="P170">(1905588)</text:p>
      <text:p text:style-name="P170"/>
      <text:p text:style-name="P170">Supervisor:</text:p>
      <text:p text:style-name="P170">Dr Michael Fairbank</text:p>
      <text:p text:style-name="P170"/>
      <text:p text:style-name="P170">Second Assessor:</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Abstract </text:p>
      <text:p text:style-name="P171">TODO: copy paste</text:p>
      <text:p text:style-name="P170"/>
      <text:p text:style-name="P170">Acknowledgements </text:p>
      <text:p text:style-name="P171">TODO: acknowledge fairbank <text:s/></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2">Contents</text:p>
      <text:p text:style-name="P173">TODO: sort when report is finished</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67"><text:soft-page-break/><text:span text:style-name="T107">P</text:span><text:span text:style-name="T39">reamble</text:span></text:p>
      <text:p text:style-name="P102">TODO: add <text:span text:style-name="T119">another </text:span>paragraph to make this look less mean?</text:p>
      <text:p text:style-name="P102"/>
      <text:p text:style-name="P103"><text:span text:style-name="T118">t</text:span><text:span text:style-name="T74">his report uses a large amount of technical terminology surround graphics and the Vulkan™ API </text:span><text:span text:style-name="T75">while efforts will be made </text:span><text:span text:style-name="T76">to contextual and partially explain these terms and exact explanation or information beyond the bare minium will be </text:span><text:span text:style-name="T77">EXCLUDED</text:span><text:span text:style-name="T76"> from the scope of this report</text:span></text:p>
      <text:p text:style-name="P144"/>
      <text:p text:style-name="P144"><text:span text:style-name="T1">P</text:span>roject overview</text:p>
      <text:p text:style-name="P104">VSR or Vulkan™ SDL renderer <text:span text:style-name="T130">is a replacement for the existing </text:span><text:span text:style-name="T131">rendering API </text:span><text:span text:style-name="T132">provided by SDL </text:span><text:span text:style-name="T133">providing primarily native 3D support but also more advanced features such as custom shaders, </text:span><text:span text:style-name="T134">and </text:span><text:span text:style-name="T135">device</text:span><text:span text:style-name="T134"> descriptor</text:span><text:span text:style-name="T135">s.</text:span></text:p>
      <text:p text:style-name="P104"/>
      <text:p text:style-name="P105"><text:span text:style-name="T136">VSR aims to feel as familiar as possible to </text:span><text:span text:style-name="T137">existing</text:span> <text:span text:style-name="T138">SDL users by mirroring the naming convention </text:span><text:span text:style-name="T139">for structs enum and function signatures </text:span><text:span text:style-name="T141">and like SDL2 is written in C99</text:span><text:span text:style-name="T139">. </text:span><text:span text:style-name="T140">VSR</text:span><text:span text:style-name="T138"> </text:span>differentiates <text:span text:style-name="T140">not only </text:span><text:span text:style-name="T142">by it’s naming scheme </text:span><text:span text:style-name="T143">and SDL compatibility but also in it’s rendering style, </text:span><text:span text:style-name="T144">VSR is an intimidate style renderer like the SDL renderer it’s replacing </text:span><text:span text:style-name="T145">which is becoming increasingly uncommon when compared to the more common</text:span><text:span text:style-name="T145"><text:note text:id="ftn1" text:note-class="footnote"><text:note-citation>1</text:note-citation><text:note-body><text:p text:style-name="P61">And efficient </text:p></text:note-body></text:note></text:span><text:span text:style-name="T145"> </text:span><text:span text:style-name="T147">and often more complex </text:span><text:span text:style-name="T148">intimidate</text:span><text:span text:style-name="T146"> mode style renderer.</text:span></text:p>
      <text:p text:style-name="P105"/>
      <text:p text:style-name="P106">Like the SDL renderer VSR has a very limited scope: take <text:span text:style-name="T149">rendering data and present to the SDL window surface (</text:span><text:span text:style-name="T150">or offscreen </text:span><text:span text:style-name="T152">image</text:span><text:span text:style-name="T151">), </text:span><text:span text:style-name="T153">in this regard VSR is</text:span><text:span text:style-name="T79"> </text:span><text:span text:style-name="T80">NOT</text:span><text:span text:style-name="T79"> </text:span><text:span text:style-name="T153">an engine and it’s very deliberate in this, </text:span><text:span text:style-name="T154">like the rest of the SDL subsystems i</text:span><text:span text:style-name="T159">t is</text:span><text:span text:style-name="T154"> a mere part of the puzzle </text:span><text:span text:style-name="T155">and as a result does not any functions that do no </text:span><text:span text:style-name="T156">directly relate to the graphics present</text:span><text:span text:style-name="T157">ed</text:span><text:span text:style-name="T156"> to the surface. </text:span></text:p>
      <text:p text:style-name="P106"/>
      <text:p text:style-name="P106"><text:span text:style-name="T158">Despite </text:span><text:span text:style-name="T160">the increased maths often involved in 3D rendering VSR provides no maths facilities, where maths are primary required however (VSR_MAT4) structs have been designed to be pointer compatible with the most commonly used C Math library cglm</text:span><text:span text:style-name="T160"><text:note text:id="ftn2" text:note-class="footnote"><text:note-citation>2</text:note-citation><text:note-body><text:p text:style-name="P62">And by extension glm should also work with very little effort</text:p></text:note-body></text:note></text:span><text:span text:style-name="T160">.</text:span></text:p>
      <text:p text:style-name="P106"/>
      <text:p text:style-name="P165"><text:span text:style-name="T1">P</text:span>roject scope</text:p>
      <text:p text:style-name="P159">The scope of VSR <text:span text:style-name="T120">is primarily tied to its raison d'être: </text:span><text:span text:style-name="T121">to replace the SDL renderer, </text:span><text:span text:style-name="T122">attempting to maintain it’s simplicity at face value but adding </text:span><text:span text:style-name="T78">optional </text:span><text:span text:style-name="T122">depth </text:span><text:span text:style-name="T123">without overcomplicating </text:span><text:span text:style-name="T124">the interface </text:span><text:span text:style-name="T125">and keeping the source code easy to hack and modify should the end user desire. </text:span></text:p>
      <text:p text:style-name="P159"/>
      <text:p text:style-name="P159"><text:span text:style-name="T126">For the purpose of this report depth in the context of rendering </text:span><text:span text:style-name="T127">is taken to be </text:span><text:span text:style-name="T128">the option of using more advanced </text:span><text:span text:style-name="T129">3D</text:span><text:span text:style-name="T128"> rendering techniques </text:span><text:span text:style-name="T129">that the interface does not explicitly expose such as but not limited to: physically based rendering, mesh optimisation, </text:span><text:span text:style-name="T161">morph target animation,</text:span><text:span text:style-name="T129"> shadow mapping, deferred rendering.</text:span></text:p>
      <text:p text:style-name="P169"/>
      <text:p text:style-name="P168"><text:span text:style-name="T39">I</text:span>nterface <text:span text:style-name="T74">overview</text:span></text:p>
      <text:p text:style-name="P155"/>
      <text:p text:style-name="P155">VSR_Renderer</text:p>
      <text:p text:style-name="P107">The renderer is the collection of data <text:span text:style-name="T23">used by the implementation, </text:span><text:span text:style-name="T24">it handles almost all of that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107"/>
      <text:p text:style-name="P108">Instantiation does however differ from the SDL style and for good reason, <text:span text:style-name="T38">SDL typical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155"/>
      <text:p text:style-name="P155">VSR_<text:span text:style-name="T22">Graphics</text:span>Pipeline</text:p>
      <text:p text:style-name="P109">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will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155"/>
      <text:p text:style-name="P156">VSR_Mesh</text:p>
      <text:p text:style-name="P110">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60"/>
      <text:p text:style-name="P156">VSR_Model</text:p>
      <text:p text:style-name="P111">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61"/>
      <text:p text:style-name="P154">VSR_Image and VSR_ImageView</text:p>
      <text:p text:style-name="P112">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62">an image</text:span><text:span text:style-name="T62"><text:note text:id="ftn3" text:note-class="footnote"><text:note-citation>3</text:note-citation><text:note-body><text:p text:style-name="P18">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157"/>
      <text:p text:style-name="P158">VSR_Mat4 <text:span text:style-name="T64">and</text:span> VSR_Sampler</text:p>
      <text:p text:style-name="P113">VSR_Mat4 and VSR_Sampler represent the current per instance for <text:span text:style-name="T54">rendering </text:span><text:span text:style-name="T55">data, </text:span><text:span text:style-name="T57">they also </text:span><text:span text:style-name="T58">track user </text:span><text:span text:style-name="T59">modification</text:span><text:span text:style-name="T58"> via functions in order to signal when GPU data is out of date.</text:span></text:p>
      <text:p text:style-name="P113"/>
      <text:p text:style-name="P157">VSR_<text:span text:style-name="T64">Framebuffer and VSR_Shader</text:span></text:p>
      <text:p text:style-name="P131">these struct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66"/>
      <text:p text:style-name="P168">Implementation</text:p>
      <text:p text:style-name="P145"><text:line-break/><text:span text:style-name="T162">Vulkan™ Initialisation </text:span></text:p>
      <text:p text:style-name="P114">the use of the two stage <text:span text:style-name="T82">creation process aids in the Vulkan™ Initialisation particularly the population of the ‘CreateInfo’ structs Vulkan™ uses, </text:span><text:span text:style-name="T83">due to these two steps and the very standard nature of the basic systems (instance, physical device, logical device, swap-chain) <text:s/>most of the creation info can be pre-populated leaving only the more dynamic things (image-surface format, swap-chain image count, physical device selection) for the </text:span><text:span text:style-name="T84">second</text:span><text:span text:style-name="T83"> step </text:span><text:span text:style-name="T84">of creation</text:span><text:span text:style-name="T83"><text:note text:id="ftn4" text:note-class="footnote"><text:note-citation>4</text:note-citation><text:note-body><text:p text:style-name="P19">Most Vulkan™ objects have a set order they should be created in <text:span text:style-name="T244">and </text:span><text:span text:style-name="T85">doing things in two/</text:span><text:span text:style-name="T86">three</text:span><text:span text:style-name="T85"> steps simplifies this </text:span><text:span text:style-name="T87">(the creation of the VSR_GraphicsPipeline could be considered a ‘3</text:span><text:span text:style-name="T89">rd</text:span><text:span text:style-name="T87">’ stage as it relies on object created by the renderer)</text:span></text:p></text:note-body></text:note></text:span><text:span text:style-name="T83">. </text:span><text:span text:style-name="T90">pre-populating reinvent structs with defaults also allows optional </text:span><text:span text:style-name="T91">levels of control over</text:span><text:span text:style-name="T90"> </text:span><text:span text:style-name="T91">objects as per </text:span><text:span text:style-name="T92">the project goals. </text:span></text:p>
      <text:p text:style-name="P114"/>
      <text:p text:style-name="P115">to help with <text:span text:style-name="T269">making as much of the complexity as optional as possible </text:span><text:span text:style-name="T270">certain aspects of the implementation contain byte arrays of what would have otherwise been user provided data </text:span><text:span text:style-name="T271">and allows people learning the API to ignore the more complex aspects ‘compiled in’ defaults include: Shader byte code for basic textured rendering, a fallback texture </text:span><text:span text:style-name="T272">which the texture array defaults to, </text:span><text:span text:style-name="T273">a default sampler that </text:span><text:span text:style-name="T275">is</text:span><text:span text:style-name="T273"> used </text:span><text:span text:style-name="T274">to prevent API errors when rendering to a sampler.</text:span></text:p>
      <text:p text:style-name="P116"/>
      <text:p text:style-name="P146">Descriptor sets</text:p>
      <text:p text:style-name="P132">allows user to upload arbitrary data to the device for use in shaders by using the descriptor functions provided <text:span text:style-name="T247">this is done by specifying the size of the descriptors you want at set indexes during renderer creation </text:span><text:span text:style-name="T248">VSR is then capable of querying and testing the device for support and then </text:span><text:span text:style-name="T249">creating the requested number of </text:span><text:span text:style-name="T250">storage descriptors </text:span><text:span text:style-name="T252">with the</text:span><text:span text:style-name="T250"> requested </text:span><text:span text:style-name="T252">sizes</text:span><text:span text:style-name="T250"> </text:span><text:span text:style-name="T251">in the </text:span><text:span text:style-name="T252">second </text:span><text:span text:style-name="T251">second set, </text:span><text:span text:style-name="T253">these descriptors are different to vertex data and will be available throughout all shaders and writeable and persistent across renderer draws, </text:span><text:span text:style-name="T254">this is a very important optional aspect as it the feature that allows for any extra data required in rendering such as </text:span><text:span text:style-name="T255">light positions </text:span><text:span text:style-name="T256">for lighting, particle system information, </text:span><text:span text:style-name="T258">level geometry, </text:span><text:span text:style-name="T257">etc. </text:span></text:p>
      <text:p text:style-name="P132"/>
      <text:p text:style-name="P133">the descriptors are limited storage buffers which are slower then their uniform buffer cousins<text:span text:style-name="T259">[</text:span><text:span text:style-name="T260">Vulkan Programming guide chapter </text:span><text:span text:style-name="T262">6</text:span><text:span text:style-name="T260"> </text:span><text:span text:style-name="T261">page </text:span><text:span text:style-name="T262">209</text:span><text:span text:style-name="T259">] </text:span><text:span text:style-name="T263">however as allowing the user to </text:span><text:span text:style-name="T264">request descriptors of an arbitrary type is not currently supported storage buffers where the best option for the single type</text:span></text:p>
      <text:p text:style-name="P76"><text:s/></text:p>
      <text:p text:style-name="P146">Texture arrays</text:p>
      <text:p text:style-name="P134">Textures are stored as combined images samplers that contain both the images and the samplers they use to get arbitrary pixels. <text:span text:style-name="T265">To limit state </text:span><text:span text:style-name="T266">the samplers are store in large array of arbitrary length </text:span><text:span text:style-name="T267">in descriptor set 1, </text:span><text:span text:style-name="T268">and to ensure no sampler is in an undefined state </text:span><text:span text:style-name="T276">all index default to default sampler and the </text:span><text:span text:style-name="T277">built in </text:span><text:span text:style-name="T276">fallback texture. </text:span><text:span text:style-name="T278">Textures are specified by an index in the array and can via custom shaders be sampled in anyway the users wishes </text:span><text:span text:style-name="T279">such as dividing the texture array into arbitrary sections </text:span><text:span text:style-name="T280">and using the index as an offset into said sections </text:span><text:span text:style-name="T281">sample multiple textures off a single index. </text:span></text:p>
      <text:p text:style-name="P134"/>
      <text:p text:style-name="P135">The <text:span text:style-name="T285">VSR_S</text:span>amplers <text:span text:style-name="T285">are responsible for encapsulating this state </text:span><text:span text:style-name="T286">as well as the more complex </text:span><text:span text:style-name="T287">aspect of using images such as image transitions. </text:span><text:span text:style-name="T288">The samplers are created from </text:span><text:span text:style-name="T289">SDL_Surfaces </text:span><text:span text:style-name="T290">and will </text:span><text:span text:style-name="T291">upon creation: convert the SDL_Surface in a format that matches the swap-chain format, </text:span><text:span text:style-name="T292">copy the surface into a host visible</text:span><text:span text:style-name="T291"> </text:span><text:span text:style-name="T292">staging buffer, create a transfer destination optimal </text:span><text:span text:style-name="T293">image </text:span><text:span text:style-name="T294">buffer on the device, copy the surface to the </text:span><text:span text:style-name="T295">image buffer, create the corresponding image view, </text:span><text:span text:style-name="T296">if the sampler has been flagged as a possible render target a frame-buffer will also be created for it’s image view, </text:span><text:span text:style-name="T295">transition the image to a shader usage optimal format, </text:span><text:span text:style-name="T297">combine the newly created images with their vkSampler and finally update the descriptor array at the set index to point at the image and sampler memory ready for use in shaders</text:span></text:p>
      <text:p text:style-name="P134"/>
      <text:p text:style-name="P122">In the event that a sampler is set as a render target an additional transition happens to make it attachment optimal <text:span text:style-name="T298">and the sampler is swapped out </text:span><text:span text:style-name="T299">with fallback to prevent accessing it while it’s invalid. The sampler is transition</text:span><text:span text:style-name="T300">ed</text:span><text:span text:style-name="T299"> back to the default shader optimal format when the render target is swapped out. </text:span><text:span text:style-name="T358">With this the result of a render can be stored and sampler in subsequent passes allowing multi-pass rendering by adding a single function.</text:span></text:p>
      <text:p text:style-name="P122"><text:span text:style-name="T282">The default </text:span><text:span text:style-name="T283">size of </text:span><text:span text:style-name="T284">texture array is 256, this should be more then enough if users are using texture atlases as is recommended.</text:span></text:p>
      <text:p text:style-name="P147"><text:soft-page-break/>command pools and buffer</text:p>
      <text:p text:style-name="P117">In order <text:span text:style-name="T93">do set work on the device from several contexts, </text:span><text:span text:style-name="T94">a manner to obtain command buffers to which work can be recorded </text:span><text:span text:style-name="T95">and then submitted </text:span><text:span text:style-name="T96">was required, </text:span><text:span text:style-name="T97">the </text:span><text:span text:style-name="T98">command-</text:span><text:span text:style-name="T110">p</text:span><text:span text:style-name="T98">ool provides functions to obtain both</text:span><text:span text:style-name="T97"> graphics and transfer </text:span><text:span text:style-name="T98">command buffers from their </text:span><text:span text:style-name="T99">relevant</text:span><text:span text:style-name="T97"> pool. </text:span><text:span text:style-name="T100">Following best practices </text:span><text:span text:style-name="T101">15[nvidia dos and dont’s] exclusive</text:span><text:span text:style-name="T101"><text:note text:id="ftn5" text:note-class="footnote"><text:note-citation>5</text:note-citation><text:note-body><text:p text:style-name="P20">This is currently largely irrelative as only one queue per <text:span text:style-name="T103">family</text:span> is created so not sharing is <text:span text:style-name="T104">really </text:span>possible anyway</text:p></text:note-body></text:note></text:span><text:span text:style-name="T101">[intel API guide-3-5] one time submit[intel API guide-3-5] buffers are created, </text:span><text:span text:style-name="T102">this number can be modified </text:span><text:span text:style-name="T116">to n buffers per pool</text:span><text:span text:style-name="T102"> </text:span><text:span text:style-name="T105">via </text:span><text:span text:style-name="T117">requesting more or less during </text:span><text:span text:style-name="T105">renderer creation. </text:span><text:span text:style-name="T114">Each command buffer has a fence associated with it, </text:span><text:span text:style-name="T115">for internal and external synchronisation.</text:span></text:p>
      <text:p text:style-name="P117"/>
      <text:p text:style-name="P147"><text:span text:style-name="T106">S</text:span>ynchronisation</text:p>
      <text:p text:style-name="P78">due to <text:span text:style-name="T108">to VSR’s nature as an immediate mode renderer it faces some interesting </text:span><text:span text:style-name="T109">problems </text:span></text:p>
      <text:p text:style-name="P78"/>
      <text:p text:style-name="P78"><text:span text:style-name="T245">Vulkan™ provides two main methods for synchronization</text:span><text:span text:style-name="T245"><text:note text:id="ftn6" text:note-class="footnote"><text:note-citation>6</text:note-citation><text:note-body><text:p text:style-name="P63">Events are technically a 3<text:span text:style-name="T88">rd</text:span> option but are too complex/fine grain to be considered a ‘goto’ synchronization method</text:p></text:note-body></text:note></text:span><text:span text:style-name="T245"> </text:span><text:span text:style-name="T112">semaphores for controlling ownership across multiple queues &amp; fences which are for waiting on device completion of submitted work </text:span><text:span text:style-name="T111">[</text:span><text:span text:style-name="T60">Vulkan Programming guide chapter </text:span><text:span text:style-name="T111">11</text:span><text:span text:style-name="T60"> </text:span><text:span text:style-name="T61">page </text:span><text:span text:style-name="T111">369]</text:span></text:p>
      <text:p text:style-name="P78"/>
      <text:p text:style-name="P143"><text:span text:style-name="T175">a </text:span><text:span text:style-name="T164">fence primary use </text:span><text:span text:style-name="T165">is to prevent the </text:span><text:span text:style-name="T166">access of </text:span><text:span text:style-name="T176">data in use by the device</text:span><text:span text:style-name="T166"> </text:span><text:span text:style-name="T167">a</text:span><text:span text:style-name="T168">nd that is the near sole reason it used in </text:span><text:span text:style-name="T169">VSR. </text:span><text:span text:style-name="T170">The primary </text:span><text:span text:style-name="T171">(by weight of times the code is ran) use </text:span><text:span text:style-name="T172">of fences in VSR is </text:span><text:span text:style-name="T173">(sub)</text:span><text:span text:style-name="T172">allocation </text:span><text:span text:style-name="T173">of the n </text:span><text:span text:style-name="T174">command buffers for each pool, </text:span><text:span text:style-name="T177">to prevent </text:span><text:span text:style-name="T178">command buffers being recorded why they’re in pending or executed state. </text:span><text:span text:style-name="T179">To achieve this </text:span><text:span text:style-name="T180">when acquiring </text:span><text:span text:style-name="T181">a command buffer from a pool, the command buffers are first checked via `vkGetFenceStatus` </text:span><text:span text:style-name="T182">then </text:span><text:span text:style-name="T183">if no un-signalled fence </text:span><text:span text:style-name="T185">Is found</text:span><text:span text:style-name="T183"> </text:span><text:span text:style-name="T184">(fences are signalled when their associated submission has completed</text:span><text:span text:style-name="T184"><text:note text:id="ftn7" text:note-class="footnote"><text:note-citation>7</text:note-citation><text:note-body><text:p text:style-name="P64">These fences are created in a singled state as if they’ve already been submitted <text:span text:style-name="T246">and completed </text:span>to simplify this </text:p></text:note-body></text:note></text:span><text:span text:style-name="T184">) </text:span><text:span text:style-name="T186">the program will hang until </text:span><text:span text:style-name="T187">a fence becomes available, </text:span><text:span text:style-name="T188">the command buffer associated </text:span><text:span text:style-name="T189">is then retrieved, </text:span><text:span text:style-name="T193">reset, </text:span><text:span text:style-name="T195">generation increased, </text:span><text:span text:style-name="T193">and</text:span><text:span text:style-name="T189"> transitioned into a one time submit recording state and the fence that was signalled is reset and then both are given back to the caller </text:span><text:span text:style-name="T190">read to record and submit </text:span><text:span text:style-name="T191">on completion of which </text:span><text:span text:style-name="T192">the </text:span><text:span text:style-name="T188">associated </text:span><text:span text:style-name="T192">fence </text:span><text:span text:style-name="T193">is singled and the unused command buffer is ready to be </text:span><text:span text:style-name="T194">reused. </text:span></text:p>
      <text:p text:style-name="P139"/>
      <text:p text:style-name="P143"><text:span text:style-name="T194">T</text:span><text:span text:style-name="T218">he generation of the command buffer + fence is important</text:span><text:span text:style-name="T196"> as creating fences is a medium-expensive operation </text:span><text:span text:style-name="T197">and </text:span><text:span text:style-name="T198">it aids </text:span><text:span text:style-name="T199">in tracking data </text:span><text:span text:style-name="T200">as in cases </text:span><text:span text:style-name="T203">command </text:span><text:span text:style-name="T201">buffers </text:span><text:span text:style-name="T203">and fences</text:span><text:span text:style-name="T201"> could be </text:span><text:span text:style-name="T203">re</text:span><text:span text:style-name="T202">used </text:span><text:span text:style-name="T203">and reset before </text:span><text:span text:style-name="T204">their required check </text:span><text:span text:style-name="T205">so a command queue can be considered </text:span><text:span text:style-name="T206">complete if its corresponding </text:span><text:span text:style-name="T207">fence OR it’s generation </text:span><text:span text:style-name="T208">has altered which means it was signal</text:span><text:span text:style-name="T209">led p</text:span><text:span text:style-name="T208">rior and reused. </text:span><text:span text:style-name="T210">This is used for tracking memory </text:span><text:span text:style-name="T211">as transfer operations will keep a handle to the fence the transfer operation was </text:span><text:span text:style-name="T212">submitted </text:span><text:span text:style-name="T213">with and </text:span><text:span text:style-name="T214">the generation of the fence that was used, </text:span><text:span text:style-name="T215">so then when further transfers are singled </text:span><text:span text:style-name="T216">using the source or destination of previous transfer the transfer is both thread safe and </text:span><text:span text:style-name="T217">safe from the device’s perspective.</text:span></text:p>
      <text:p text:style-name="P143"/>
      <text:p text:style-name="P142"><text:span text:style-name="T194">Swap-chain</text:span><text:span text:style-name="T163"> images also use generation fences, </text:span><text:span text:style-name="T223">s</text:span><text:span text:style-name="T219">wap-chain image management is complex </text:span><text:span text:style-name="T220">and requires many </text:span><text:span text:style-name="T222">synchronization </text:span><text:span text:style-name="T221">objects to track </text:span><text:span text:style-name="T223">which swap-chain image is in which state.</text:span></text:p>
      <text:p text:style-name="P142"><text:span text:style-name="T224">Firstly </text:span><text:span text:style-name="T225">an unused swap-chain is acquired from the host system </text:span><text:span text:style-name="T226">a semaphore is used to track the present queue relishes control of the image. </text:span><text:span text:style-name="T234">D</text:span><text:span text:style-name="T228">rawing commands are then queued up, </text:span><text:span text:style-name="T229">the key is when </text:span><text:span text:style-name="T230">graphics commands are submitted. </text:span><text:span text:style-name="T235">T</text:span><text:span text:style-name="T231">he submission uses a wait semaphore </text:span><text:span text:style-name="T232">to halt the execution of the submitted commands until the </text:span><text:span text:style-name="T233">swap-chain image in available to draw. </text:span><text:span text:style-name="T236">Once the </text:span><text:span text:style-name="T237">this is signalled the pipeline draws to the image and signals the next semaphore </text:span><text:span text:style-name="T238">that the image is ready to be read, which allows the next submission which was the command to present the image to the screen to run. </text:span><text:span text:style-name="T239">Using a separate index for </text:span><text:span text:style-name="T240">synchronisation primitives used from the index of the image in swap-chain we can decouple </text:span><text:span text:style-name="T241">the swap-chain images from the CPU as much as can be hoped for as all of these </text:span><text:span text:style-name="T242">commands can be submitted and moved on from while </text:span><text:span text:style-name="T243">there are available images.</text:span></text:p>
      <text:p text:style-name="P142"/>
      <text:p text:style-name="P142"/>
      <text:p text:style-name="P142"/>
      <text:p text:style-name="P142"/>
      <text:p text:style-name="P142"/>
      <text:p text:style-name="P142"/>
      <text:p text:style-name="P142"/>
      <text:p text:style-name="P142"/>
      <text:p text:style-name="P142"/>
      <text:p text:style-name="P149"><text:soft-page-break/><text:span text:style-name="T81">Vertex data</text:span></text:p>
      <text:p text:style-name="P118">Vertex data is split across 4 fronts: <text:span text:style-name="T301">Meshes, Models, Input Attribute description, </text:span><text:span text:style-name="T302">and </text:span><text:span text:style-name="T303">Device memory.</text:span></text:p>
      <text:p text:style-name="P119">Meshes are the host storage for the vertex data and is only used to create models, <text:span text:style-name="T304">models track the per </text:span><text:span text:style-name="T305">vertex</text:span><text:span text:style-name="T304"> </text:span><text:span text:style-name="T305">vertex data: that is to </text:span><text:span text:style-name="T309">say</text:span><text:span text:style-name="T305"> vertices indices normals and U</text:span><text:span text:style-name="T310">V</text:span><text:span text:style-name="T306">s</text:span><text:span text:style-name="T307">(</text:span><text:span text:style-name="T308">texture coordinates</text:span><text:span text:style-name="T307">)</text:span><text:span text:style-name="T306">. </text:span><text:span text:style-name="T311">Out of all of those field only the vertices are actually required </text:span><text:span text:style-name="T312">the other can be set to NULL during mesh creation and VSR will auto generate them based on the vertex data </text:span><text:span text:style-name="T313">although they will be far from optimal </text:span><text:span text:style-name="T314">and in UVs care </text:span><text:span text:style-name="T316">partially </text:span><text:span text:style-name="T315"><text:s/>unusable beyond rendering as a single solid colour. </text:span></text:p>
      <text:p text:style-name="P119"/>
      <text:p text:style-name="P120">The rest is per instance vertex data <text:span text:style-name="T317">and stored in the individual objects: VSR_Mat4 VSR_Sampler. </text:span><text:span text:style-name="T318">Which are </text:span><text:span text:style-name="T319">the model transform and texture index respectively. </text:span><text:span text:style-name="T320">This is the data that allows for instanced rendering of models at a set </text:span><text:span text:style-name="T321">array of positions and </text:span><text:span text:style-name="T322">samplers</text:span></text:p>
      <text:p text:style-name="P120"/>
      <text:p text:style-name="P152">Instanced rendering in an immediate context </text:p>
      <text:p text:style-name="P80">Instanced or batch rendering is a well know method for speeding up the rendering of <text:span text:style-name="T323">scenes consisting of multiple sets of shared data (most commonly </text:span><text:span text:style-name="T325">mesh</text:span><text:span text:style-name="T324"> data) </text:span><text:span text:style-name="T326">one of the advantages of retained style rendering is that it naturally lends itself to </text:span><text:span text:style-name="T327">these batched methods </text:span><text:span text:style-name="T328">making it simple to benefit from the speed ups it can provide. </text:span><text:span text:style-name="T329">Howeve</text:span><text:span text:style-name="T330">r with performance losses in other sections of the API in exchange for simplicity, this is a prime area for VSR to get a speed </text:span><text:span text:style-name="T331">u</text:span><text:span text:style-name="T330">p.</text:span></text:p>
      <text:p text:style-name="P80"/>
      <text:p text:style-name="P82">The first set was to split up <text:span text:style-name="T332">vertex buffers by input rate, </text:span><text:span text:style-name="T333">this ended up with two device </text:span><text:span text:style-name="T336">buffers</text:span><text:span text:style-name="T333"> and staging buffers: one for per vertex data and one for per instance data, splitting data like this gives the advantage of knowing exactly how many </text:span><text:span text:style-name="T334">per-instance data sets can fit in the stage and </text:span><text:span text:style-name="T335">the device memory. </text:span><text:span text:style-name="T337">This information can then be used as pre-processing as </text:span><text:span text:style-name="T338">if </text:span><text:span text:style-name="T339">usage is tracked it is very simple to determine </text:span><text:span text:style-name="T340">how much of the incoming instance data can fit before </text:span><text:span text:style-name="T341">the existing data has to be sent to the device to free up </text:span><text:span text:style-name="T342">space </text:span><text:span text:style-name="T341">for more renders. </text:span></text:p>
      <text:p text:style-name="P82"/>
      <text:p text:style-name="P84">It also help<text:span text:style-name="T345">s</text:span> with fragmenta<text:span text:style-name="T344">tion</text:span> as it is simple to store data adjacent <text:span text:style-name="T343">(which is required), </text:span><text:span text:style-name="T346">as vertex data cannot insert itself between instance data, </text:span><text:span text:style-name="T347">However </text:span><text:span text:style-name="T348">just rendering in batches does not provide large speed ups </text:span><text:span text:style-name="T349">as if </text:span><text:span text:style-name="T350">all </text:span><text:span text:style-name="T349">instance data is being uploaded </text:span><text:span text:style-name="T350">every render call </text:span><text:span text:style-name="T351">there is little difference </text:span><text:span text:style-name="T352">between batched rendering </text:span><text:span text:style-name="T353">and rendering independently </text:span><text:span text:style-name="T354">if transfers are submitted together.</text:span></text:p>
      <text:p text:style-name="P84"/>
      <text:p text:style-name="P86">For the maximum efficiency in instanced renderer data retention must be leveraged, <text:span text:style-name="T355">however VSR is immediate not retained so how can it benefit from retained data on the device?</text:span></text:p>
      <text:p text:style-name="P86"/>
      <text:p text:style-name="P88">Firstly the <text:span text:style-name="T356">per instance </text:span><text:span text:style-name="T357">is cut in half so it stores an equal number of samplers and mat4s. </text:span></text:p>
      <text:p text:style-name="P90">Then a check if any amount of these arrays have been used, <text:span text:style-name="T359">if so increasing the starting offset by that amount</text:span></text:p>
      <text:p text:style-name="P94">A queued render struct is allocated and attached to a linked list of queued renders <text:span text:style-name="T360">then starting at the offset: <text:tab/></text:span><text:span text:style-name="T371">C</text:span><text:span text:style-name="T361">heck the host instance data </text:span><text:span text:style-name="T362">if </text:span><text:span text:style-name="T370">the data ID matches what was last placed at that position or the</text:span><text:span text:style-name="T362"> data <text:tab/>needs </text:span><text:span text:style-name="T370">updating.</text:span></text:p>
      <text:p text:style-name="P94"><text:tab/><text:span text:style-name="T371">C</text:span><text:span text:style-name="T364">ompare it’s position to the last position in the transfer list </text:span><text:span text:style-name="T365">+ the size of it’s transfer.</text:span></text:p>
      <text:p text:style-name="P94"><text:tab/><text:tab/><text:span text:style-name="T371">I</text:span><text:span text:style-name="T365">f it’s adjacent increase the size of the last transfer.</text:span></text:p>
      <text:p text:style-name="P94"><text:span text:style-name="T363"><text:tab/></text:span><text:span text:style-name="T371">I</text:span><text:span text:style-name="T363">f it </text:span><text:span text:style-name="T366">not</text:span><text:span text:style-name="T363"> check how much space is in the transfer list </text:span><text:span text:style-name="T366">doubling the list if a more space is required.</text:span></text:p>
      <text:p text:style-name="P94"><text:tab/><text:span text:style-name="T371">A</text:span><text:span text:style-name="T367">dd the new entry with the size of 1 transfer.</text:span></text:p>
      <text:p text:style-name="P94"><text:tab/><text:span text:style-name="T371">R</text:span><text:span text:style-name="T368">epeat for the batch count.</text:span></text:p>
      <text:p text:style-name="P94"><text:span text:style-name="T369">this gives us a list </text:span><text:span text:style-name="T372">of host data </text:span><text:span text:style-name="T373">that needs needs to be move into the device </text:span><text:span text:style-name="T374">in order to render this batch.</text:span></text:p>
      <text:p text:style-name="P96">Submit <text:span text:style-name="T375">move the transfers into as much of staging memory as possible then </text:span><text:span text:style-name="T376">queue up the all the transfers on the device.</text:span></text:p>
      <text:p text:style-name="P96"><text:span text:style-name="T377">When the per instance buffer is full or the renderpass ends, the renderer runs the linked list submitting the queued renderers for drawing.</text:span></text:p>
      <text:p text:style-name="P99"/>
      <text:p text:style-name="P99">The goal of this is that one the next run of the function if no data has been signalled for update and the renderers are queued in the exact same order <text:span text:style-name="T378">then no transfers need to occurs </text:span><text:span text:style-name="T379">and the link list can be simply recreated </text:span><text:span text:style-name="T380">and rendered and much faster rate.</text:span></text:p>
      <text:p text:style-name="P137"/>
      <text:p text:style-name="P154"/>
      <text:p text:style-name="P154"/>
      <text:p text:style-name="P154"/>
      <text:p text:style-name="P152"><text:soft-page-break/><text:span text:style-name="T381">Implementation notes on the Instanced</text:span> rendering </text:p>
      <text:p text:style-name="P124">the batch rendering was developed using a 1,000,000 cube stress test to really push the limits of the system and hopeful lead to the best design. <text:span text:style-name="T382">1,000,000 sets of per instance data can take up a large portion of your device’s space so one of the first things that happens on </text:span><text:span text:style-name="T383">being called is the function will compare the required batch size to amount of instance data the staging buffers and </text:span><text:span text:style-name="T384">device memory and will split itself up accordingly </text:span><text:span text:style-name="T385">and flush between runs to ensure everything fits. </text:span></text:p>
      <text:p text:style-name="P124"/>
      <text:p text:style-name="P124"><text:span text:style-name="T385">It is for this reason users are encouraged </text:span><text:span text:style-name="T386">to make their per Instance buffers large enough to store their largest possible batch, </text:span><text:span text:style-name="T387">however in testing </text:span><text:span text:style-name="T388">the system could handle batch sizes of 1,000,000 with less then </text:span><text:span text:style-name="T389">128</text:span><text:span text:style-name="T390">mb</text:span><text:span text:style-name="T388"> of per instance storage.</text:span></text:p>
      <text:p text:style-name="P124"/>
      <text:p text:style-name="P126">The above overview mentioned checking host data for updates <text:span text:style-name="T391">however it did not go into detail about this, </text:span><text:span text:style-name="T392">as you may have guess memory bandwidth is far to precious to be wasted on reading device buffers </text:span><text:span text:style-name="T393">and doubling everything in memory would be a waste of space so instead </text:span><text:span text:style-name="T394">VSR_Mat4s and VSR_Samplers have a UUID and a ‘</text:span><text:span text:style-name="T400">updateRequired</text:span><text:span text:style-name="T394">’ field. </text:span><text:span text:style-name="T395">The UUID </text:span><text:span text:style-name="T396">is very simple </text:span><text:span text:style-name="T397">at the creation </text:span><text:span text:style-name="T398">per instance buffer </text:span><text:span text:style-name="T399">an array containing a UUID for every piece of per instance data is created which can track what data is stored in device memory at any given moment, </text:span><text:span text:style-name="T400">perInstance UUIDs are created with an ever incrementing uint64 so 2^64 sets of data would have to be in use before a collision occurrs.</text:span></text:p>
      <text:p text:style-name="P126"/>
      <text:p text:style-name="P126"><text:span text:style-name="T401">The ‘updatedRequired’ unfortunately comes with more sacrifices as now VSR_Mat and Samplers must become opaque pointers for the good of the user. As modifying these in anyway even in a single </text:span><text:span text:style-name="T402">threaded environment may have all sort of unintended side effects.</text:span></text:p>
      <text:p text:style-name="P126"/>
      <text:p text:style-name="P128">Memory synchronization was also turned into a bit of a minefield during this, <text:span text:style-name="T403">with this function being the main driving for more robust memory tracking</text:span><text:span text:style-name="T403"><text:note text:id="ftn0" text:note-class="footnote"><text:note-citation>8</text:note-citation><text:note-body><text:p text:style-name="P67">Not necessarily a bad thing, but it does make the codebase more difficult to approach.</text:p></text:note-body></text:note></text:span><text:span text:style-name="T403"> and safety for both host and device.</text:span></text:p>
      <text:p text:style-name="P128"/>
      <text:p text:style-name="P130">However the results speak for themselves.</text:p>
      <text:p text:style-name="P154"><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01">Admittedly this is was using the 1m cubes which is a very artificial bench mark <text:span text:style-name="T404">but the speed increase of 37.172us (26fps) to 12.798us (78 fps) </text:span><text:span text:style-name="T405">gives a sorely need burst of speed to help ease other sort comings in the </text:span><text:span text:style-name="T406">API.</text:span></text:p>
      <text:p text:style-name="P101"/>
      <text:p text:style-name="P101"/>
      <text:p text:style-name="P101"/>
      <text:p text:style-name="P101"/>
      <text:p text:style-name="P101"/>
      <text:p text:style-name="P101"/>
      <text:p text:style-name="P154"/>
      <text:p text:style-name="P148"><text:soft-page-break/>Renderer Memory management <text:span text:style-name="T73">and allocations</text:span></text:p>
      <text:p text:style-name="P116">VSR_</text:p>
      <text:p text:style-name="P174"/>
      <text:p text:style-name="P164"/>
      <text:p text:style-name="P164"/>
      <text:p text:style-name="P164"/>
      <text:p text:style-name="P164"/>
      <text:p text:style-name="P164"/>
      <text:p text:style-name="P162">TODO: sort this along with the [unfinshed] reference into IEEE format</text:p>
      <text:p text:style-name="P164"/>
      <text:p text:style-name="P164"><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164"><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4T08:34:18.807000000</dc:date>
    <meta:editing-duration>P1DT9H46M44S</meta:editing-duration>
    <meta:editing-cycles>661</meta:editing-cycles>
    <meta:generator>LibreOffice/7.5.1.2$Windows_X86_64 LibreOffice_project/fcbaee479e84c6cd81291587d2ee68cba099e129</meta:generator>
    <meta:document-statistic meta:table-count="0" meta:image-count="1" meta:object-count="0" meta:page-count="10" meta:paragraph-count="104" meta:word-count="3398" meta:character-count="20510" meta:non-whitespace-character-count="17181"/>
  </office:meta>
</office:document-meta>
</file>